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61in"/>
    </style:style>
    <style:style style:name="co3" style:family="table-column">
      <style:table-column-properties fo:break-before="auto" style:column-width="1.0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  <style:style style:name="ce7" style:family="table-cell" style:parent-style-name="Default" style:data-style-name="N104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 Analysis" table:style-name="ta1" table:print="false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>
            <text:p>Mark Sort Analysis</text:p>
          </table:table-cell>
          <table:table-cell table:number-columns-repeated="3"/>
          <table:table-cell>
            <draw:frame table:end-cell-address="'Timing Analysis'.R38" table:end-x="0.0272in" table:end-y="0.1437in" draw:z-index="0" draw:style-name="gr1" draw:text-style-name="P1" svg:width="8.0067in" svg:height="6.5283in" svg:x="0.0217in" svg:y="0.0165in">
              <draw:object draw:notify-on-update-of-ranges="'Timing Analysis'.C9:'Timing Analysis'.C12 'Timing Analysis'.E8:'Timing Analysis'.E8 'Timing Analysis'.E9:'Timing Analysis'.E12 'Timing Analysis'.C27:'Timing Analysis'.C62 'Timing Analysis'.F25:'Timing Analysis'.F25 'Timing Analysis'.F27:'Timing Analysis'.F62 'Timing Analysis'.C44:'Timing Analysis'.C62 'Timing Analysis'.E25:'Timing Analysis'.E26 'Timing Analysis'.E44:'Timing Analysis'.E62 'Timing Analysis'.C44:'Timing Analysis'.C62 'Timing Analysis'.G25:'Timing Analysis'.G25 'Timing Analysis'.G44:'Timing Analysis'.G6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Timing Analysis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019"/>
        </table:table-row>
        <table:table-row table:style-name="ro1">
          <table:table-cell table:style-name="ce2"/>
          <table:table-cell table:style-name="ce2" office:value-type="string">
            <text:p>r^0</text:p>
          </table:table-cell>
          <table:table-cell table:style-name="ce2" office:value-type="string">
            <text:p>N or r^1</text:p>
          </table:table-cell>
          <table:table-cell table:style-name="ce2" office:value-type="string">
            <text:p>r^2</text:p>
          </table:table-cell>
          <table:table-cell table:style-name="ce2" office:value-type="string">
            <text:p>Data f(n)</text:p>
          </table:table-cell>
          <table:table-cell table:style-name="ce2" office:value-type="string">
            <text:p>f(n) Fit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table:formula="of:=[.C9]*[.C9]" office:value-type="float" office:value="625000000">
            <text:p>625000000</text:p>
          </table:table-cell>
          <table:table-cell office:value-type="float" office:value="2">
            <text:p>2</text:p>
          </table:table-cell>
          <table:table-cell table:formula="of:=[.D$20]*[.B9]+[.D$21]*[.C9]+[.D$22]*[.D9]" office:value-type="float" office:value="2.0774225">
            <text:p>2.07742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C10]*[.C10]" office:value-type="float" office:value="2500000000">
            <text:p>2500000000</text:p>
          </table:table-cell>
          <table:table-cell office:value-type="float" office:value="8">
            <text:p>8</text:p>
          </table:table-cell>
          <table:table-cell table:formula="of:=[.D$20]*[.B10]+[.D$21]*[.C10]+[.D$22]*[.D10]" office:value-type="float" office:value="7.864528">
            <text:p>7.8645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C11]*[.C11]" office:value-type="float" office:value="10000000000">
            <text:p>10000000000</text:p>
          </table:table-cell>
          <table:table-cell office:value-type="float" office:value="31">
            <text:p>31</text:p>
          </table:table-cell>
          <table:table-cell table:formula="of:=[.D$20]*[.B11]+[.D$21]*[.C11]+[.D$22]*[.D11]" office:value-type="float" office:value="31.067789">
            <text:p>31.0677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formula="of:=[.C12]*[.C12]" office:value-type="float" office:value="40000000000">
            <text:p>40000000000</text:p>
          </table:table-cell>
          <table:table-cell office:value-type="float" office:value="124">
            <text:p>124</text:p>
          </table:table-cell>
          <table:table-cell table:formula="of:=[.D$20]*[.B12]+[.D$21]*[.C12]+[.D$22]*[.D12]" office:value-type="float" office:value="123.990511">
            <text:p>123.99051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f(n) = c0*x^0 + c1*x^1+c2*x^2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>
            <text:p>f(n) = c0*r^0 + c1*r^1+c2*r^2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0.166667">
            <text:p>0.166667</text:p>
          </table:table-cell>
          <table:table-cell table:style-name="ce2" office:value-type="string">
            <text:p><text:s/>= c0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4" office:value-type="float" office:value="-0.00000109678">
            <text:p>-1.10E-006</text:p>
          </table:table-cell>
          <table:table-cell table:style-name="ce2" office:value-type="string">
            <text:p><text:s/>= c1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4" office:value-type="float" office:value="0.00000000310108">
            <text:p>3.10E-009</text:p>
          </table:table-cell>
          <table:table-cell table:style-name="ce2" office:value-type="string">
            <text:p><text:s/>= c2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2" office:value-type="string">
            <text:p>r^0</text:p>
          </table:table-cell>
          <table:table-cell table:style-name="ce2" office:value-type="string">
            <text:p>N or r^1</text:p>
          </table:table-cell>
          <table:table-cell table:style-name="ce2" office:value-type="string">
            <text:p>r^2</text:p>
          </table:table-cell>
          <table:table-cell table:style-name="ce2" office:value-type="string">
            <text:p>f(n) Big0(n^2)</text:p>
          </table:table-cell>
          <table:table-cell table:style-name="ce2" office:value-type="string">
            <text:p>Fit f(n)</text:p>
          </table:table-cell>
          <table:table-cell table:style-name="ce2" office:value-type="string">
            <text:p>+ Delta Above</text:p>
          </table:table-cell>
          <table:table-cell table:style-name="ce3" table:number-columns-repeated="1017"/>
        </table:table-row>
        <table:table-row table:style-name="ro1">
          <table:table-cell table:style-name="ce2" table:number-columns-repeated="4"/>
          <table:table-cell table:style-name="ce2" office:value-type="string">
            <text:p>C2=3.105x10^-9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000">
            <text:p>25000</text:p>
          </table:table-cell>
          <table:table-cell table:formula="of:=[.C27]*[.C27]" office:value-type="float" office:value="625000000">
            <text:p>625000000</text:p>
          </table:table-cell>
          <table:table-cell table:style-name="ce5" table:formula="of:=3.105*10^-9*[.D27]" office:value-type="float" office:value="1.940625">
            <text:p>1.9406</text:p>
          </table:table-cell>
          <table:table-cell table:style-name="ce6" table:formula="of:=[.B27]*[.$D$20]+[.$D$21]*[.C27]+[.$D$22]*[.D27]" office:value-type="float" office:value="2.0774225">
            <text:p>2.07742250</text:p>
          </table:table-cell>
          <table:table-cell table:formula="of:=[.E27]-[.F27]" office:value-type="float" office:value="-0.1367975">
            <text:p>-0.1367975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000">
            <text:p>30000</text:p>
          </table:table-cell>
          <table:table-cell table:formula="of:=[.C28]*[.C28]" office:value-type="float" office:value="900000000">
            <text:p>900000000</text:p>
          </table:table-cell>
          <table:table-cell table:style-name="ce5" table:formula="of:=3.105*10^-9*[.D28]" office:value-type="float" office:value="2.7945">
            <text:p>2.7945</text:p>
          </table:table-cell>
          <table:table-cell table:style-name="ce6" table:formula="of:=[.B28]*[.$D$20]+[.$D$21]*[.C28]+[.$D$22]*[.D28]" office:value-type="float" office:value="2.9247356">
            <text:p>2.92473560</text:p>
          </table:table-cell>
          <table:table-cell table:formula="of:=[.E28]-[.F28]" office:value-type="float" office:value="-0.1302356">
            <text:p>-0.13023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00">
            <text:p>35000</text:p>
          </table:table-cell>
          <table:table-cell table:formula="of:=[.C29]*[.C29]" office:value-type="float" office:value="1225000000">
            <text:p>1225000000</text:p>
          </table:table-cell>
          <table:table-cell table:style-name="ce5" table:formula="of:=3.105*10^-9*[.D29]" office:value-type="float" office:value="3.803625">
            <text:p>3.8036</text:p>
          </table:table-cell>
          <table:table-cell table:style-name="ce6" table:formula="of:=[.B29]*[.$D$20]+[.$D$21]*[.C29]+[.$D$22]*[.D29]" office:value-type="float" office:value="3.9271027">
            <text:p>3.92710270</text:p>
          </table:table-cell>
          <table:table-cell table:formula="of:=[.E29]-[.F29]" office:value-type="float" office:value="-0.1234777">
            <text:p>-0.12347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table:formula="of:=[.C30]*[.C30]" office:value-type="float" office:value="1600000000">
            <text:p>1600000000</text:p>
          </table:table-cell>
          <table:table-cell table:style-name="ce5" table:formula="of:=3.105*10^-9*[.D30]" office:value-type="float" office:value="4.968">
            <text:p>4.9680</text:p>
          </table:table-cell>
          <table:table-cell table:style-name="ce6" table:formula="of:=[.B30]*[.$D$20]+[.$D$21]*[.C30]+[.$D$22]*[.D30]" office:value-type="float" office:value="5.0845238">
            <text:p>5.08452380</text:p>
          </table:table-cell>
          <table:table-cell table:formula="of:=[.E30]-[.F30]" office:value-type="float" office:value="-0.116523799999999">
            <text:p>-0.11652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5000">
            <text:p>45000</text:p>
          </table:table-cell>
          <table:table-cell table:formula="of:=[.C31]*[.C31]" office:value-type="float" office:value="2025000000">
            <text:p>2025000000</text:p>
          </table:table-cell>
          <table:table-cell table:style-name="ce5" table:formula="of:=3.105*10^-9*[.D31]" office:value-type="float" office:value="6.287625">
            <text:p>6.2876</text:p>
          </table:table-cell>
          <table:table-cell table:style-name="ce6" table:formula="of:=[.B31]*[.$D$20]+[.$D$21]*[.C31]+[.$D$22]*[.D31]" office:value-type="float" office:value="6.3969989">
            <text:p>6.39699890</text:p>
          </table:table-cell>
          <table:table-cell table:formula="of:=[.E31]-[.F31]" office:value-type="float" office:value="-0.109373899999999">
            <text:p>-0.1093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formula="of:=[.C32]*[.C32]" office:value-type="float" office:value="2500000000">
            <text:p>2500000000</text:p>
          </table:table-cell>
          <table:table-cell table:style-name="ce5" table:formula="of:=3.105*10^-9*[.D32]" office:value-type="float" office:value="7.7625">
            <text:p>7.7625</text:p>
          </table:table-cell>
          <table:table-cell table:style-name="ce6" table:formula="of:=[.B32]*[.$D$20]+[.$D$21]*[.C32]+[.$D$22]*[.D32]" office:value-type="float" office:value="7.864528">
            <text:p>7.86452800</text:p>
          </table:table-cell>
          <table:table-cell table:formula="of:=[.E32]-[.F32]" office:value-type="float" office:value="-0.102027999999999">
            <text:p>-0.1020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  <table:table-cell table:formula="of:=[.C33]*[.C33]" office:value-type="float" office:value="3025000000">
            <text:p>3025000000</text:p>
          </table:table-cell>
          <table:table-cell table:style-name="ce5" table:formula="of:=3.105*10^-9*[.D33]" office:value-type="float" office:value="9.392625">
            <text:p>9.3926</text:p>
          </table:table-cell>
          <table:table-cell table:style-name="ce6" table:formula="of:=[.B33]*[.$D$20]+[.$D$21]*[.C33]+[.$D$22]*[.D33]" office:value-type="float" office:value="9.4871111">
            <text:p>9.48711110</text:p>
          </table:table-cell>
          <table:table-cell table:formula="of:=[.E33]-[.F33]" office:value-type="float" office:value="-0.0944860999999975">
            <text:p>-0.09448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000">
            <text:p>60000</text:p>
          </table:table-cell>
          <table:table-cell table:formula="of:=[.C34]*[.C34]" office:value-type="float" office:value="3600000000">
            <text:p>3600000000</text:p>
          </table:table-cell>
          <table:table-cell table:style-name="ce5" table:formula="of:=3.105*10^-9*[.D34]" office:value-type="float" office:value="11.178">
            <text:p>11.1780</text:p>
          </table:table-cell>
          <table:table-cell table:style-name="ce6" table:formula="of:=[.B34]*[.$D$20]+[.$D$21]*[.C34]+[.$D$22]*[.D34]" office:value-type="float" office:value="11.2647482">
            <text:p>11.26474820</text:p>
          </table:table-cell>
          <table:table-cell table:formula="of:=[.E34]-[.F34]" office:value-type="float" office:value="-0.0867481999999988">
            <text:p>-0.08674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5000">
            <text:p>65000</text:p>
          </table:table-cell>
          <table:table-cell table:formula="of:=[.C35]*[.C35]" office:value-type="float" office:value="4225000000">
            <text:p>4225000000</text:p>
          </table:table-cell>
          <table:table-cell table:style-name="ce5" table:formula="of:=3.105*10^-9*[.D35]" office:value-type="float" office:value="13.118625">
            <text:p>13.1186</text:p>
          </table:table-cell>
          <table:table-cell table:style-name="ce6" table:formula="of:=[.B35]*[.$D$20]+[.$D$21]*[.C35]+[.$D$22]*[.D35]" office:value-type="float" office:value="13.1974393">
            <text:p>13.19743930</text:p>
          </table:table-cell>
          <table:table-cell table:formula="of:=[.E35]-[.F35]" office:value-type="float" office:value="-0.0788142999999977">
            <text:p>-0.07881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000">
            <text:p>70000</text:p>
          </table:table-cell>
          <table:table-cell table:formula="of:=[.C36]*[.C36]" office:value-type="float" office:value="4900000000">
            <text:p>4900000000</text:p>
          </table:table-cell>
          <table:table-cell table:style-name="ce5" table:formula="of:=3.105*10^-9*[.D36]" office:value-type="float" office:value="15.2145">
            <text:p>15.2145</text:p>
          </table:table-cell>
          <table:table-cell table:style-name="ce6" table:formula="of:=[.B36]*[.$D$20]+[.$D$21]*[.C36]+[.$D$22]*[.D36]" office:value-type="float" office:value="15.2851844">
            <text:p>15.28518440</text:p>
          </table:table-cell>
          <table:table-cell table:formula="of:=[.E36]-[.F36]" office:value-type="float" office:value="-0.0706843999999975">
            <text:p>-0.070684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5000">
            <text:p>75000</text:p>
          </table:table-cell>
          <table:table-cell table:formula="of:=[.C37]*[.C37]" office:value-type="float" office:value="5625000000">
            <text:p>5625000000</text:p>
          </table:table-cell>
          <table:table-cell table:style-name="ce5" table:formula="of:=3.105*10^-9*[.D37]" office:value-type="float" office:value="17.465625">
            <text:p>17.4656</text:p>
          </table:table-cell>
          <table:table-cell table:style-name="ce6" table:formula="of:=[.B37]*[.$D$20]+[.$D$21]*[.C37]+[.$D$22]*[.D37]" office:value-type="float" office:value="17.5279835">
            <text:p>17.52798350</text:p>
          </table:table-cell>
          <table:table-cell table:formula="of:=[.E37]-[.F37]" office:value-type="float" office:value="-0.0623584999999949">
            <text:p>-0.06235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formula="of:=[.C38]*[.C38]" office:value-type="float" office:value="6400000000">
            <text:p>6400000000</text:p>
          </table:table-cell>
          <table:table-cell table:style-name="ce5" table:formula="of:=3.105*10^-9*[.D38]" office:value-type="float" office:value="19.872">
            <text:p>19.8720</text:p>
          </table:table-cell>
          <table:table-cell table:style-name="ce6" table:formula="of:=[.B38]*[.$D$20]+[.$D$21]*[.C38]+[.$D$22]*[.D38]" office:value-type="float" office:value="19.9258366">
            <text:p>19.92583660</text:p>
          </table:table-cell>
          <table:table-cell table:formula="of:=[.E38]-[.F38]" office:value-type="float" office:value="-0.0538365999999968">
            <text:p>-0.05383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5000">
            <text:p>85000</text:p>
          </table:table-cell>
          <table:table-cell table:formula="of:=[.C39]*[.C39]" office:value-type="float" office:value="7225000000">
            <text:p>7225000000</text:p>
          </table:table-cell>
          <table:table-cell table:style-name="ce5" table:formula="of:=3.105*10^-9*[.D39]" office:value-type="float" office:value="22.433625">
            <text:p>22.4336</text:p>
          </table:table-cell>
          <table:table-cell table:style-name="ce6" table:formula="of:=[.B39]*[.$D$20]+[.$D$21]*[.C39]+[.$D$22]*[.D39]" office:value-type="float" office:value="22.4787437">
            <text:p>22.47874370</text:p>
          </table:table-cell>
          <table:table-cell table:formula="of:=[.E39]-[.F39]" office:value-type="float" office:value="-0.0451186999999962">
            <text:p>-0.04511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0000">
            <text:p>90000</text:p>
          </table:table-cell>
          <table:table-cell table:formula="of:=[.C40]*[.C40]" office:value-type="float" office:value="8100000000">
            <text:p>8100000000</text:p>
          </table:table-cell>
          <table:table-cell table:style-name="ce5" table:formula="of:=3.105*10^-9*[.D40]" office:value-type="float" office:value="25.1505">
            <text:p>25.1505</text:p>
          </table:table-cell>
          <table:table-cell table:style-name="ce6" table:formula="of:=[.B40]*[.$D$20]+[.$D$21]*[.C40]+[.$D$22]*[.D40]" office:value-type="float" office:value="25.1867048">
            <text:p>25.18670480</text:p>
          </table:table-cell>
          <table:table-cell table:formula="of:=[.E40]-[.F40]" office:value-type="float" office:value="-0.0362047999999966">
            <text:p>-0.03620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5000">
            <text:p>95000</text:p>
          </table:table-cell>
          <table:table-cell table:formula="of:=[.C41]*[.C41]" office:value-type="float" office:value="9025000000">
            <text:p>9025000000</text:p>
          </table:table-cell>
          <table:table-cell table:style-name="ce5" table:formula="of:=3.105*10^-9*[.D41]" office:value-type="float" office:value="28.022625">
            <text:p>28.0226</text:p>
          </table:table-cell>
          <table:table-cell table:style-name="ce6" table:formula="of:=[.B41]*[.$D$20]+[.$D$21]*[.C41]+[.$D$22]*[.D41]" office:value-type="float" office:value="28.0497199">
            <text:p>28.04971990</text:p>
          </table:table-cell>
          <table:table-cell table:formula="of:=[.E41]-[.F41]" office:value-type="float" office:value="-0.0270948999999945">
            <text:p>-0.02709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C42]*[.C42]" office:value-type="float" office:value="10000000000">
            <text:p>10000000000</text:p>
          </table:table-cell>
          <table:table-cell table:style-name="ce5" table:formula="of:=3.105*10^-9*[.D42]" office:value-type="float" office:value="31.05">
            <text:p>31.0500</text:p>
          </table:table-cell>
          <table:table-cell table:style-name="ce6" table:formula="of:=[.B42]*[.$D$20]+[.$D$21]*[.C42]+[.$D$22]*[.D42]" office:value-type="float" office:value="31.067789">
            <text:p>31.06778900</text:p>
          </table:table-cell>
          <table:table-cell table:formula="of:=[.E42]-[.F42]" office:value-type="float" office:value="-0.0177889999999969">
            <text:p>-0.0177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5000">
            <text:p>105000</text:p>
          </table:table-cell>
          <table:table-cell table:formula="of:=[.C43]*[.C43]" office:value-type="float" office:value="11025000000">
            <text:p>11025000000</text:p>
          </table:table-cell>
          <table:table-cell table:style-name="ce5" table:formula="of:=3.105*10^-9*[.D43]" office:value-type="float" office:value="34.232625">
            <text:p>34.2326</text:p>
          </table:table-cell>
          <table:table-cell table:style-name="ce6" table:formula="of:=[.B43]*[.$D$20]+[.$D$21]*[.C43]+[.$D$22]*[.D43]" office:value-type="float" office:value="34.2409121">
            <text:p>34.24091210</text:p>
          </table:table-cell>
          <table:table-cell table:formula="of:=[.E43]-[.F43]" office:value-type="float" office:value="-0.00828709999998978">
            <text:p>-0.00828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0000">
            <text:p>110000</text:p>
          </table:table-cell>
          <table:table-cell table:formula="of:=[.C44]*[.C44]" office:value-type="float" office:value="12100000000">
            <text:p>12100000000</text:p>
          </table:table-cell>
          <table:table-cell table:style-name="ce5" table:formula="of:=3.105*10^-9*[.D44]" office:value-type="float" office:value="37.5705">
            <text:p>37.5705</text:p>
          </table:table-cell>
          <table:table-cell table:style-name="ce6" table:formula="of:=[.B44]*[.$D$20]+[.$D$21]*[.C44]+[.$D$22]*[.D44]" office:value-type="float" office:value="37.5690892">
            <text:p>37.56908920</text:p>
          </table:table-cell>
          <table:table-cell table:formula="of:=[.E44]-[.F44]" office:value-type="float" office:value="0.00141080000000926">
            <text:p>0.00141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15000">
            <text:p>115000</text:p>
          </table:table-cell>
          <table:table-cell table:formula="of:=[.C45]*[.C45]" office:value-type="float" office:value="13225000000">
            <text:p>13225000000</text:p>
          </table:table-cell>
          <table:table-cell table:style-name="ce5" table:formula="of:=3.105*10^-9*[.D45]" office:value-type="float" office:value="41.063625">
            <text:p>41.0636</text:p>
          </table:table-cell>
          <table:table-cell table:style-name="ce6" table:formula="of:=[.B45]*[.$D$20]+[.$D$21]*[.C45]+[.$D$22]*[.D45]" office:value-type="float" office:value="41.0523203">
            <text:p>41.05232030</text:p>
          </table:table-cell>
          <table:table-cell table:formula="of:=[.E45]-[.F45]" office:value-type="float" office:value="0.0113047000000108">
            <text:p>0.01130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000">
            <text:p>120000</text:p>
          </table:table-cell>
          <table:table-cell table:formula="of:=[.C46]*[.C46]" office:value-type="float" office:value="14400000000">
            <text:p>14400000000</text:p>
          </table:table-cell>
          <table:table-cell table:style-name="ce5" table:formula="of:=3.105*10^-9*[.D46]" office:value-type="float" office:value="44.712">
            <text:p>44.7120</text:p>
          </table:table-cell>
          <table:table-cell table:style-name="ce6" table:formula="of:=[.B46]*[.$D$20]+[.$D$21]*[.C46]+[.$D$22]*[.D46]" office:value-type="float" office:value="44.6906054">
            <text:p>44.69060540</text:p>
          </table:table-cell>
          <table:table-cell table:formula="of:=[.E46]-[.F46]" office:value-type="float" office:value="0.0213946000000007">
            <text:p>0.021394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5000">
            <text:p>125000</text:p>
          </table:table-cell>
          <table:table-cell table:formula="of:=[.C47]*[.C47]" office:value-type="float" office:value="15625000000">
            <text:p>15625000000</text:p>
          </table:table-cell>
          <table:table-cell table:style-name="ce5" table:formula="of:=3.105*10^-9*[.D47]" office:value-type="float" office:value="48.515625">
            <text:p>48.5156</text:p>
          </table:table-cell>
          <table:table-cell table:style-name="ce6" table:formula="of:=[.B47]*[.$D$20]+[.$D$21]*[.C47]+[.$D$22]*[.D47]" office:value-type="float" office:value="48.4839445">
            <text:p>48.48394450</text:p>
          </table:table-cell>
          <table:table-cell table:formula="of:=[.E47]-[.F47]" office:value-type="float" office:value="0.0316805000000073">
            <text:p>0.03168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0000">
            <text:p>130000</text:p>
          </table:table-cell>
          <table:table-cell table:formula="of:=[.C48]*[.C48]" office:value-type="float" office:value="16900000000">
            <text:p>16900000000</text:p>
          </table:table-cell>
          <table:table-cell table:style-name="ce5" table:formula="of:=3.105*10^-9*[.D48]" office:value-type="float" office:value="52.4745">
            <text:p>52.4745</text:p>
          </table:table-cell>
          <table:table-cell table:style-name="ce6" table:formula="of:=[.B48]*[.$D$20]+[.$D$21]*[.C48]+[.$D$22]*[.D48]" office:value-type="float" office:value="52.4323376">
            <text:p>52.43233760</text:p>
          </table:table-cell>
          <table:table-cell table:formula="of:=[.E48]-[.F48]" office:value-type="float" office:value="0.0421624000000094">
            <text:p>0.04216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5000">
            <text:p>135000</text:p>
          </table:table-cell>
          <table:table-cell table:formula="of:=[.C49]*[.C49]" office:value-type="float" office:value="18225000000">
            <text:p>18225000000</text:p>
          </table:table-cell>
          <table:table-cell table:style-name="ce5" table:formula="of:=3.105*10^-9*[.D49]" office:value-type="float" office:value="56.588625">
            <text:p>56.5886</text:p>
          </table:table-cell>
          <table:table-cell table:style-name="ce6" table:formula="of:=[.B49]*[.$D$20]+[.$D$21]*[.C49]+[.$D$22]*[.D49]" office:value-type="float" office:value="56.5357847">
            <text:p>56.53578470</text:p>
          </table:table-cell>
          <table:table-cell table:formula="of:=[.E49]-[.F49]" office:value-type="float" office:value="0.0528403000000139">
            <text:p>0.05284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0000">
            <text:p>140000</text:p>
          </table:table-cell>
          <table:table-cell table:formula="of:=[.C50]*[.C50]" office:value-type="float" office:value="19600000000">
            <text:p>19600000000</text:p>
          </table:table-cell>
          <table:table-cell table:style-name="ce5" table:formula="of:=3.105*10^-9*[.D50]" office:value-type="float" office:value="60.858">
            <text:p>60.8580</text:p>
          </table:table-cell>
          <table:table-cell table:style-name="ce6" table:formula="of:=[.B50]*[.$D$20]+[.$D$21]*[.C50]+[.$D$22]*[.D50]" office:value-type="float" office:value="60.7942858">
            <text:p>60.79428580</text:p>
          </table:table-cell>
          <table:table-cell table:formula="of:=[.E50]-[.F50]" office:value-type="float" office:value="0.0637142000000068">
            <text:p>0.06371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5000">
            <text:p>145000</text:p>
          </table:table-cell>
          <table:table-cell table:formula="of:=[.C51]*[.C51]" office:value-type="float" office:value="21025000000">
            <text:p>21025000000</text:p>
          </table:table-cell>
          <table:table-cell table:style-name="ce5" table:formula="of:=3.105*10^-9*[.D51]" office:value-type="float" office:value="65.282625">
            <text:p>65.2826</text:p>
          </table:table-cell>
          <table:table-cell table:style-name="ce6" table:formula="of:=[.B51]*[.$D$20]+[.$D$21]*[.C51]+[.$D$22]*[.D51]" office:value-type="float" office:value="65.2078409">
            <text:p>65.20784090</text:p>
          </table:table-cell>
          <table:table-cell table:formula="of:=[.E51]-[.F51]" office:value-type="float" office:value="0.0747841000000165">
            <text:p>0.07478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0000">
            <text:p>150000</text:p>
          </table:table-cell>
          <table:table-cell table:formula="of:=[.C52]*[.C52]" office:value-type="float" office:value="22500000000">
            <text:p>22500000000</text:p>
          </table:table-cell>
          <table:table-cell table:style-name="ce5" table:formula="of:=3.105*10^-9*[.D52]" office:value-type="float" office:value="69.8625">
            <text:p>69.8625</text:p>
          </table:table-cell>
          <table:table-cell table:style-name="ce6" table:formula="of:=[.B52]*[.$D$20]+[.$D$21]*[.C52]+[.$D$22]*[.D52]" office:value-type="float" office:value="69.77645">
            <text:p>69.77645000</text:p>
          </table:table-cell>
          <table:table-cell table:formula="of:=[.E52]-[.F52]" office:value-type="float" office:value="0.0860500000000144">
            <text:p>0.086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55000">
            <text:p>155000</text:p>
          </table:table-cell>
          <table:table-cell table:formula="of:=[.C53]*[.C53]" office:value-type="float" office:value="24025000000">
            <text:p>24025000000</text:p>
          </table:table-cell>
          <table:table-cell table:style-name="ce5" table:formula="of:=3.105*10^-9*[.D53]" office:value-type="float" office:value="74.597625">
            <text:p>74.5976</text:p>
          </table:table-cell>
          <table:table-cell table:style-name="ce6" table:formula="of:=[.B53]*[.$D$20]+[.$D$21]*[.C53]+[.$D$22]*[.D53]" office:value-type="float" office:value="74.5001131">
            <text:p>74.50011310</text:p>
          </table:table-cell>
          <table:table-cell table:formula="of:=[.E53]-[.F53]" office:value-type="float" office:value="0.0975119000000149">
            <text:p>0.09751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0000">
            <text:p>160000</text:p>
          </table:table-cell>
          <table:table-cell table:formula="of:=[.C54]*[.C54]" office:value-type="float" office:value="25600000000">
            <text:p>25600000000</text:p>
          </table:table-cell>
          <table:table-cell table:style-name="ce5" table:formula="of:=3.105*10^-9*[.D54]" office:value-type="float" office:value="79.488">
            <text:p>79.4880</text:p>
          </table:table-cell>
          <table:table-cell table:style-name="ce6" table:formula="of:=[.B54]*[.$D$20]+[.$D$21]*[.C54]+[.$D$22]*[.D54]" office:value-type="float" office:value="79.3788302">
            <text:p>79.37883020</text:p>
          </table:table-cell>
          <table:table-cell table:formula="of:=[.E54]-[.F54]" office:value-type="float" office:value="0.109169800000018">
            <text:p>0.10916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5000">
            <text:p>165000</text:p>
          </table:table-cell>
          <table:table-cell table:formula="of:=[.C55]*[.C55]" office:value-type="float" office:value="27225000000">
            <text:p>27225000000</text:p>
          </table:table-cell>
          <table:table-cell table:style-name="ce5" table:formula="of:=3.105*10^-9*[.D55]" office:value-type="float" office:value="84.533625">
            <text:p>84.5336</text:p>
          </table:table-cell>
          <table:table-cell table:style-name="ce6" table:formula="of:=[.B55]*[.$D$20]+[.$D$21]*[.C55]+[.$D$22]*[.D55]" office:value-type="float" office:value="84.4126013">
            <text:p>84.41260130</text:p>
          </table:table-cell>
          <table:table-cell table:formula="of:=[.E55]-[.F55]" office:value-type="float" office:value="0.121023700000023">
            <text:p>0.12102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0000">
            <text:p>170000</text:p>
          </table:table-cell>
          <table:table-cell table:formula="of:=[.C56]*[.C56]" office:value-type="float" office:value="28900000000">
            <text:p>28900000000</text:p>
          </table:table-cell>
          <table:table-cell table:style-name="ce5" table:formula="of:=3.105*10^-9*[.D56]" office:value-type="float" office:value="89.7345">
            <text:p>89.7345</text:p>
          </table:table-cell>
          <table:table-cell table:style-name="ce6" table:formula="of:=[.B56]*[.$D$20]+[.$D$21]*[.C56]+[.$D$22]*[.D56]" office:value-type="float" office:value="89.6014264">
            <text:p>89.60142640</text:p>
          </table:table-cell>
          <table:table-cell table:formula="of:=[.E56]-[.F56]" office:value-type="float" office:value="0.133073600000017">
            <text:p>0.13307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75000">
            <text:p>175000</text:p>
          </table:table-cell>
          <table:table-cell table:formula="of:=[.C57]*[.C57]" office:value-type="float" office:value="30625000000">
            <text:p>30625000000</text:p>
          </table:table-cell>
          <table:table-cell table:style-name="ce5" table:formula="of:=3.105*10^-9*[.D57]" office:value-type="float" office:value="95.090625">
            <text:p>95.0906</text:p>
          </table:table-cell>
          <table:table-cell table:style-name="ce6" table:formula="of:=[.B57]*[.$D$20]+[.$D$21]*[.C57]+[.$D$22]*[.D57]" office:value-type="float" office:value="94.9453055">
            <text:p>94.94530550</text:p>
          </table:table-cell>
          <table:table-cell table:formula="of:=[.E57]-[.F57]" office:value-type="float" office:value="0.145319500000014">
            <text:p>0.14531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0000">
            <text:p>180000</text:p>
          </table:table-cell>
          <table:table-cell table:formula="of:=[.C58]*[.C58]" office:value-type="float" office:value="32400000000">
            <text:p>32400000000</text:p>
          </table:table-cell>
          <table:table-cell table:style-name="ce5" table:formula="of:=3.105*10^-9*[.D58]" office:value-type="float" office:value="100.602">
            <text:p>100.6020</text:p>
          </table:table-cell>
          <table:table-cell table:style-name="ce6" table:formula="of:=[.B58]*[.$D$20]+[.$D$21]*[.C58]+[.$D$22]*[.D58]" office:value-type="float" office:value="100.4442386">
            <text:p>100.44423860</text:p>
          </table:table-cell>
          <table:table-cell table:formula="of:=[.E58]-[.F58]" office:value-type="float" office:value="0.157761400000013">
            <text:p>0.15776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5000">
            <text:p>185000</text:p>
          </table:table-cell>
          <table:table-cell table:formula="of:=[.C59]*[.C59]" office:value-type="float" office:value="34225000000">
            <text:p>34225000000</text:p>
          </table:table-cell>
          <table:table-cell table:style-name="ce5" table:formula="of:=3.105*10^-9*[.D59]" office:value-type="float" office:value="106.268625">
            <text:p>106.2686</text:p>
          </table:table-cell>
          <table:table-cell table:style-name="ce6" table:formula="of:=[.B59]*[.$D$20]+[.$D$21]*[.C59]+[.$D$22]*[.D59]" office:value-type="float" office:value="106.0982257">
            <text:p>106.09822570</text:p>
          </table:table-cell>
          <table:table-cell table:formula="of:=[.E59]-[.F59]" office:value-type="float" office:value="0.170399300000014">
            <text:p>0.17039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0000">
            <text:p>190000</text:p>
          </table:table-cell>
          <table:table-cell table:formula="of:=[.C60]*[.C60]" office:value-type="float" office:value="36100000000">
            <text:p>36100000000</text:p>
          </table:table-cell>
          <table:table-cell table:style-name="ce5" table:formula="of:=3.105*10^-9*[.D60]" office:value-type="float" office:value="112.0905">
            <text:p>112.0905</text:p>
          </table:table-cell>
          <table:table-cell table:style-name="ce6" table:formula="of:=[.B60]*[.$D$20]+[.$D$21]*[.C60]+[.$D$22]*[.D60]" office:value-type="float" office:value="111.9072668">
            <text:p>111.90726680</text:p>
          </table:table-cell>
          <table:table-cell table:formula="of:=[.E60]-[.F60]" office:value-type="float" office:value="0.183233200000018">
            <text:p>0.18323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5000">
            <text:p>195000</text:p>
          </table:table-cell>
          <table:table-cell table:formula="of:=[.C61]*[.C61]" office:value-type="float" office:value="38025000000">
            <text:p>38025000000</text:p>
          </table:table-cell>
          <table:table-cell table:style-name="ce5" table:formula="of:=3.105*10^-9*[.D61]" office:value-type="float" office:value="118.067625">
            <text:p>118.0676</text:p>
          </table:table-cell>
          <table:table-cell table:style-name="ce6" table:formula="of:=[.B61]*[.$D$20]+[.$D$21]*[.C61]+[.$D$22]*[.D61]" office:value-type="float" office:value="117.8713619">
            <text:p>117.87136190</text:p>
          </table:table-cell>
          <table:table-cell table:formula="of:=[.E61]-[.F61]" office:value-type="float" office:value="0.19626310000001">
            <text:p>0.19626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formula="of:=[.C62]*[.C62]" office:value-type="float" office:value="40000000000">
            <text:p>40000000000</text:p>
          </table:table-cell>
          <table:table-cell table:style-name="ce5" table:formula="of:=3.105*10^-9*[.D62]" office:value-type="float" office:value="124.2">
            <text:p>124.2000</text:p>
          </table:table-cell>
          <table:table-cell table:style-name="ce6" table:formula="of:=[.B62]*[.$D$20]+[.$D$21]*[.C62]+[.$D$22]*[.D62]" office:value-type="float" office:value="123.990511">
            <text:p>123.99051100</text:p>
          </table:table-cell>
          <table:table-cell table:formula="of:=[.E62]-[.F62]" office:value-type="float" office:value="0.209489000000019">
            <text:p>0.209489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Analysis" table:style-name="ta1" table:print="false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rk Sort Analysis</text:p>
          </table:table-cell>
          <table:table-cell table:number-columns-repeated="1019"/>
        </table:table-row>
        <table:table-row table:style-name="ro1">
          <table:table-cell table:number-columns-repeated="8"/>
          <table:table-cell>
            <draw:frame table:end-cell-address="OperationalAnalysis.Q38" table:end-x="0.813in" table:end-y="0.1272in" draw:z-index="0" draw:style-name="gr1" draw:text-style-name="P1" svg:width="7.9106in" svg:height="6.3492in" svg:x="0.0146in" svg:y="0.0012in">
              <draw:object draw:notify-on-update-of-ranges="OperationalAnalysis.E8:OperationalAnalysis.E8 OperationalAnalysis.E9:OperationalAnalysis.E12 OperationalAnalysis.C9:OperationalAnalysis.C12 OperationalAnalysis.F25:OperationalAnalysis.F25 OperationalAnalysis.F27:OperationalAnalysis.F62 OperationalAnalysis.C27:OperationalAnalysis.C62 OperationalAnalysis.E25:OperationalAnalysis.E26 OperationalAnalysis.G25:OperationalAnalysis.G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Operational Analysis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/>
          <table:table-cell table:style-name="ce2" office:value-type="string">
            <text:p>R^0</text:p>
          </table:table-cell>
          <table:table-cell table:style-name="ce2" office:value-type="string">
            <text:p>N or r^1</text:p>
          </table:table-cell>
          <table:table-cell table:style-name="ce2" office:value-type="string">
            <text:p>R^2</text:p>
          </table:table-cell>
          <table:table-cell table:style-name="ce2" office:value-type="string">
            <text:p>Data f(n)</text:p>
          </table:table-cell>
          <table:table-cell table:style-name="ce2" office:value-type="string">
            <text:p>f(n) Fit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C9]*[.C9]" office:value-type="float" office:value="10000">
            <text:p>10000</text:p>
          </table:table-cell>
          <table:table-cell table:style-name="Default" office:value-type="float" office:value="62000">
            <text:p>62000</text:p>
          </table:table-cell>
          <table:table-cell table:formula="of:=[.D$20]*[.B9]+[.D$21]*[.C9]+[.D$22]*[.D9]" office:value-type="float" office:value="57432.2">
            <text:p>57432.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C10]*[.C10]" office:value-type="float" office:value="40000">
            <text:p>40000</text:p>
          </table:table-cell>
          <table:table-cell table:style-name="Default" office:value-type="float" office:value="262000">
            <text:p>262000</text:p>
          </table:table-cell>
          <table:table-cell table:formula="of:=[.D$20]*[.B10]+[.D$21]*[.C10]+[.D$22]*[.D10]" office:value-type="float" office:value="269993.4">
            <text:p>269993.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C11]*[.C11]" office:value-type="float" office:value="160000">
            <text:p>160000</text:p>
          </table:table-cell>
          <table:table-cell table:style-name="Default" office:value-type="float" office:value="1064000">
            <text:p>1064000</text:p>
          </table:table-cell>
          <table:table-cell table:formula="of:=[.D$20]*[.B11]+[.D$21]*[.C11]+[.D$22]*[.D11]" office:value-type="float" office:value="1060002.8">
            <text:p>1060002.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C12]*[.C12]" office:value-type="float" office:value="640000">
            <text:p>640000</text:p>
          </table:table-cell>
          <table:table-cell table:style-name="Default" office:value-type="float" office:value="4099000">
            <text:p>4099000</text:p>
          </table:table-cell>
          <table:table-cell table:formula="of:=[.D$20]*[.B12]+[.D$21]*[.C12]+[.D$22]*[.D12]" office:value-type="float" office:value="4099569.6">
            <text:p>4099569.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>
            <text:p>f(n) = c0*x^0 + c1*x^1+c2*x^2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>
            <text:p>f(n) = c0*r^0 + c1*r^1+c2*r^2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1" table:number-columns-repeated="4"/>
          <table:table-cell table:style-name="ce2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-33500">
            <text:p>-33500</text:p>
          </table:table-cell>
          <table:table-cell table:style-name="ce1" office:value-type="string">
            <text:p><text:s/>= c0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301.177">
            <text:p>301.177</text:p>
          </table:table-cell>
          <table:table-cell table:style-name="ce1" office:value-type="string">
            <text:p><text:s/>= c1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office:value-type="float" office:value="6.08145">
            <text:p>6.08145</text:p>
          </table:table-cell>
          <table:table-cell table:style-name="ce1" office:value-type="string">
            <text:p><text:s/>= c2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2" office:value-type="string">
            <text:p>r^0</text:p>
          </table:table-cell>
          <table:table-cell table:style-name="ce2" office:value-type="string">
            <text:p>N or r^1</text:p>
          </table:table-cell>
          <table:table-cell table:style-name="ce2" office:value-type="string">
            <text:p>r^2</text:p>
          </table:table-cell>
          <table:table-cell table:style-name="ce2" office:value-type="string">
            <text:p>f(n) Big0(n^2)</text:p>
          </table:table-cell>
          <table:table-cell table:style-name="ce2" office:value-type="string">
            <text:p>Fit f(n)</text:p>
          </table:table-cell>
          <table:table-cell table:style-name="ce2" office:value-type="string">
            <text:p>+ Delta Above</text:p>
          </table:table-cell>
          <table:table-cell table:style-name="ce3" table:number-columns-repeated="1017"/>
        </table:table-row>
        <table:table-row table:style-name="ro1">
          <table:table-cell table:style-name="ce2" table:number-columns-repeated="4"/>
          <table:table-cell table:style-name="ce2" office:value-type="string">
            <text:p>C2=6.6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C27]*[.C27]" office:value-type="float" office:value="10000">
            <text:p>10000</text:p>
          </table:table-cell>
          <table:table-cell table:style-name="ce8" table:formula="of:=6.6*[.D27]" office:value-type="float" office:value="66000">
            <text:p>66000</text:p>
          </table:table-cell>
          <table:table-cell table:style-name="ce9" table:formula="of:=[.B27]*[.$D$20]+[.$D$21]*[.C27]+[.$D$22]*[.D27]" office:value-type="float" office:value="57432.2">
            <text:p>57432</text:p>
          </table:table-cell>
          <table:table-cell table:style-name="ce9" table:formula="of:=[.E27]-[.F27]" office:value-type="float" office:value="8567.8">
            <text:p>8568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C28]*[.C28]" office:value-type="float" office:value="14400">
            <text:p>14400</text:p>
          </table:table-cell>
          <table:table-cell table:style-name="ce8" table:formula="of:=6.6*[.D28]" office:value-type="float" office:value="95040">
            <text:p>95040</text:p>
          </table:table-cell>
          <table:table-cell table:style-name="ce9" table:formula="of:=[.B28]*[.$D$20]+[.$D$21]*[.C28]+[.$D$22]*[.D28]" office:value-type="float" office:value="90214.12">
            <text:p>90214</text:p>
          </table:table-cell>
          <table:table-cell table:style-name="ce9" table:formula="of:=[.E28]-[.F28]" office:value-type="float" office:value="4825.87999999999">
            <text:p>48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C29]*[.C29]" office:value-type="float" office:value="19600">
            <text:p>19600</text:p>
          </table:table-cell>
          <table:table-cell table:style-name="ce8" table:formula="of:=6.6*[.D29]" office:value-type="float" office:value="129360">
            <text:p>129360</text:p>
          </table:table-cell>
          <table:table-cell table:style-name="ce9" table:formula="of:=[.B29]*[.$D$20]+[.$D$21]*[.C29]+[.$D$22]*[.D29]" office:value-type="float" office:value="127861.2">
            <text:p>127861</text:p>
          </table:table-cell>
          <table:table-cell table:style-name="ce9" table:formula="of:=[.E29]-[.F29]" office:value-type="float" office:value="1498.79999999999">
            <text:p>14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formula="of:=[.C30]*[.C30]" office:value-type="float" office:value="25600">
            <text:p>25600</text:p>
          </table:table-cell>
          <table:table-cell table:style-name="ce8" table:formula="of:=6.6*[.D30]" office:value-type="float" office:value="168960">
            <text:p>168960</text:p>
          </table:table-cell>
          <table:table-cell table:style-name="ce9" table:formula="of:=[.B30]*[.$D$20]+[.$D$21]*[.C30]+[.$D$22]*[.D30]" office:value-type="float" office:value="170373.44">
            <text:p>170373</text:p>
          </table:table-cell>
          <table:table-cell table:style-name="ce9" table:formula="of:=[.E30]-[.F30]" office:value-type="float" office:value="-1413.44">
            <text:p>-14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formula="of:=[.C31]*[.C31]" office:value-type="float" office:value="32400">
            <text:p>32400</text:p>
          </table:table-cell>
          <table:table-cell table:style-name="ce8" table:formula="of:=6.6*[.D31]" office:value-type="float" office:value="213840">
            <text:p>213840</text:p>
          </table:table-cell>
          <table:table-cell table:style-name="ce9" table:formula="of:=[.B31]*[.$D$20]+[.$D$21]*[.C31]+[.$D$22]*[.D31]" office:value-type="float" office:value="217750.84">
            <text:p>217751</text:p>
          </table:table-cell>
          <table:table-cell table:style-name="ce9" table:formula="of:=[.E31]-[.F31]" office:value-type="float" office:value="-3910.84000000003">
            <text:p>-39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C32]*[.C32]" office:value-type="float" office:value="40000">
            <text:p>40000</text:p>
          </table:table-cell>
          <table:table-cell table:style-name="ce8" table:formula="of:=6.6*[.D32]" office:value-type="float" office:value="264000">
            <text:p>264000</text:p>
          </table:table-cell>
          <table:table-cell table:style-name="ce9" table:formula="of:=[.B32]*[.$D$20]+[.$D$21]*[.C32]+[.$D$22]*[.D32]" office:value-type="float" office:value="269993.4">
            <text:p>269993</text:p>
          </table:table-cell>
          <table:table-cell table:style-name="ce9" table:formula="of:=[.E32]-[.F32]" office:value-type="float" office:value="-5993.40000000002">
            <text:p>-59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formula="of:=[.C33]*[.C33]" office:value-type="float" office:value="48400">
            <text:p>48400</text:p>
          </table:table-cell>
          <table:table-cell table:style-name="ce8" table:formula="of:=6.6*[.D33]" office:value-type="float" office:value="319440">
            <text:p>319440</text:p>
          </table:table-cell>
          <table:table-cell table:style-name="ce9" table:formula="of:=[.B33]*[.$D$20]+[.$D$21]*[.C33]+[.$D$22]*[.D33]" office:value-type="float" office:value="327101.12">
            <text:p>327101</text:p>
          </table:table-cell>
          <table:table-cell table:style-name="ce9" table:formula="of:=[.E33]-[.F33]" office:value-type="float" office:value="-7661.12">
            <text:p>-7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formula="of:=[.C34]*[.C34]" office:value-type="float" office:value="57600">
            <text:p>57600</text:p>
          </table:table-cell>
          <table:table-cell table:style-name="ce8" table:formula="of:=6.6*[.D34]" office:value-type="float" office:value="380160">
            <text:p>380160</text:p>
          </table:table-cell>
          <table:table-cell table:style-name="ce9" table:formula="of:=[.B34]*[.$D$20]+[.$D$21]*[.C34]+[.$D$22]*[.D34]" office:value-type="float" office:value="389074">
            <text:p>389074</text:p>
          </table:table-cell>
          <table:table-cell table:style-name="ce9" table:formula="of:=[.E34]-[.F34]" office:value-type="float" office:value="-8914">
            <text:p>-89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table:formula="of:=[.C35]*[.C35]" office:value-type="float" office:value="67600">
            <text:p>67600</text:p>
          </table:table-cell>
          <table:table-cell table:style-name="ce8" table:formula="of:=6.6*[.D35]" office:value-type="float" office:value="446160">
            <text:p>446160</text:p>
          </table:table-cell>
          <table:table-cell table:style-name="ce9" table:formula="of:=[.B35]*[.$D$20]+[.$D$21]*[.C35]+[.$D$22]*[.D35]" office:value-type="float" office:value="455912.04">
            <text:p>455912</text:p>
          </table:table-cell>
          <table:table-cell table:style-name="ce9" table:formula="of:=[.E35]-[.F35]" office:value-type="float" office:value="-9752.04000000004">
            <text:p>-97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formula="of:=[.C36]*[.C36]" office:value-type="float" office:value="78400">
            <text:p>78400</text:p>
          </table:table-cell>
          <table:table-cell table:style-name="ce8" table:formula="of:=6.6*[.D36]" office:value-type="float" office:value="517440">
            <text:p>517440</text:p>
          </table:table-cell>
          <table:table-cell table:style-name="ce9" table:formula="of:=[.B36]*[.$D$20]+[.$D$21]*[.C36]+[.$D$22]*[.D36]" office:value-type="float" office:value="527615.24">
            <text:p>527615</text:p>
          </table:table-cell>
          <table:table-cell table:style-name="ce9" table:formula="of:=[.E36]-[.F36]" office:value-type="float" office:value="-10175.24">
            <text:p>-101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f:=[.C37]*[.C37]" office:value-type="float" office:value="90000">
            <text:p>90000</text:p>
          </table:table-cell>
          <table:table-cell table:style-name="ce8" table:formula="of:=6.6*[.D37]" office:value-type="float" office:value="594000">
            <text:p>594000</text:p>
          </table:table-cell>
          <table:table-cell table:style-name="ce9" table:formula="of:=[.B37]*[.$D$20]+[.$D$21]*[.C37]+[.$D$22]*[.D37]" office:value-type="float" office:value="604183.6">
            <text:p>604184</text:p>
          </table:table-cell>
          <table:table-cell table:style-name="ce9" table:formula="of:=[.E37]-[.F37]" office:value-type="float" office:value="-10183.6">
            <text:p>-101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C38]*[.C38]" office:value-type="float" office:value="102400">
            <text:p>102400</text:p>
          </table:table-cell>
          <table:table-cell table:style-name="ce8" table:formula="of:=6.6*[.D38]" office:value-type="float" office:value="675840">
            <text:p>675840</text:p>
          </table:table-cell>
          <table:table-cell table:style-name="ce9" table:formula="of:=[.B38]*[.$D$20]+[.$D$21]*[.C38]+[.$D$22]*[.D38]" office:value-type="float" office:value="685617.12">
            <text:p>685617</text:p>
          </table:table-cell>
          <table:table-cell table:style-name="ce9" table:formula="of:=[.E38]-[.F38]" office:value-type="float" office:value="-9777.12">
            <text:p>-97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table:formula="of:=[.C39]*[.C39]" office:value-type="float" office:value="115600">
            <text:p>115600</text:p>
          </table:table-cell>
          <table:table-cell table:style-name="ce8" table:formula="of:=6.6*[.D39]" office:value-type="float" office:value="762960">
            <text:p>762960</text:p>
          </table:table-cell>
          <table:table-cell table:style-name="ce9" table:formula="of:=[.B39]*[.$D$20]+[.$D$21]*[.C39]+[.$D$22]*[.D39]" office:value-type="float" office:value="771915.8">
            <text:p>771916</text:p>
          </table:table-cell>
          <table:table-cell table:style-name="ce9" table:formula="of:=[.E39]-[.F39]" office:value-type="float" office:value="-8955.80000000005">
            <text:p>-89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C40]*[.C40]" office:value-type="float" office:value="129600">
            <text:p>129600</text:p>
          </table:table-cell>
          <table:table-cell table:style-name="ce8" table:formula="of:=6.6*[.D40]" office:value-type="float" office:value="855360">
            <text:p>855360</text:p>
          </table:table-cell>
          <table:table-cell table:style-name="ce9" table:formula="of:=[.B40]*[.$D$20]+[.$D$21]*[.C40]+[.$D$22]*[.D40]" office:value-type="float" office:value="863079.64">
            <text:p>863080</text:p>
          </table:table-cell>
          <table:table-cell table:style-name="ce9" table:formula="of:=[.E40]-[.F40]" office:value-type="float" office:value="-7719.64000000001">
            <text:p>-77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C41]*[.C41]" office:value-type="float" office:value="144400">
            <text:p>144400</text:p>
          </table:table-cell>
          <table:table-cell table:style-name="ce8" table:formula="of:=6.6*[.D41]" office:value-type="float" office:value="953040">
            <text:p>953040</text:p>
          </table:table-cell>
          <table:table-cell table:style-name="ce9" table:formula="of:=[.B41]*[.$D$20]+[.$D$21]*[.C41]+[.$D$22]*[.D41]" office:value-type="float" office:value="959108.64">
            <text:p>959109</text:p>
          </table:table-cell>
          <table:table-cell table:style-name="ce9" table:formula="of:=[.E41]-[.F41]" office:value-type="float" office:value="-6068.64000000001">
            <text:p>-60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C42]*[.C42]" office:value-type="float" office:value="160000">
            <text:p>160000</text:p>
          </table:table-cell>
          <table:table-cell table:style-name="ce8" table:formula="of:=6.6*[.D42]" office:value-type="float" office:value="1056000">
            <text:p>1056000</text:p>
          </table:table-cell>
          <table:table-cell table:style-name="ce9" table:formula="of:=[.B42]*[.$D$20]+[.$D$21]*[.C42]+[.$D$22]*[.D42]" office:value-type="float" office:value="1060002.8">
            <text:p>1060003</text:p>
          </table:table-cell>
          <table:table-cell table:style-name="ce9" table:formula="of:=[.E42]-[.F42]" office:value-type="float" office:value="-4002.80000000005">
            <text:p>-40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table:formula="of:=[.C43]*[.C43]" office:value-type="float" office:value="176400">
            <text:p>176400</text:p>
          </table:table-cell>
          <table:table-cell table:style-name="ce8" table:formula="of:=6.6*[.D43]" office:value-type="float" office:value="1164240">
            <text:p>1164240</text:p>
          </table:table-cell>
          <table:table-cell table:style-name="ce9" table:formula="of:=[.B43]*[.$D$20]+[.$D$21]*[.C43]+[.$D$22]*[.D43]" office:value-type="float" office:value="1165762.12">
            <text:p>1165762</text:p>
          </table:table-cell>
          <table:table-cell table:style-name="ce9" table:formula="of:=[.E43]-[.F43]" office:value-type="float" office:value="-1522.12000000011">
            <text:p>-15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table:formula="of:=[.C44]*[.C44]" office:value-type="float" office:value="193600">
            <text:p>193600</text:p>
          </table:table-cell>
          <table:table-cell table:style-name="ce8" table:formula="of:=6.6*[.D44]" office:value-type="float" office:value="1277760">
            <text:p>1277760</text:p>
          </table:table-cell>
          <table:table-cell table:style-name="ce9" table:formula="of:=[.B44]*[.$D$20]+[.$D$21]*[.C44]+[.$D$22]*[.D44]" office:value-type="float" office:value="1276386.6">
            <text:p>1276387</text:p>
          </table:table-cell>
          <table:table-cell table:style-name="ce9" table:formula="of:=[.E44]-[.F44]" office:value-type="float" office:value="1373.39999999991">
            <text:p>13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formula="of:=[.C45]*[.C45]" office:value-type="float" office:value="211600">
            <text:p>211600</text:p>
          </table:table-cell>
          <table:table-cell table:style-name="ce8" table:formula="of:=6.6*[.D45]" office:value-type="float" office:value="1396560">
            <text:p>1396560</text:p>
          </table:table-cell>
          <table:table-cell table:style-name="ce9" table:formula="of:=[.B45]*[.$D$20]+[.$D$21]*[.C45]+[.$D$22]*[.D45]" office:value-type="float" office:value="1391876.24">
            <text:p>1391876</text:p>
          </table:table-cell>
          <table:table-cell table:style-name="ce9" table:formula="of:=[.E45]-[.F45]" office:value-type="float" office:value="4683.76000000001">
            <text:p>46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formula="of:=[.C46]*[.C46]" office:value-type="float" office:value="230400">
            <text:p>230400</text:p>
          </table:table-cell>
          <table:table-cell table:style-name="ce8" table:formula="of:=6.6*[.D46]" office:value-type="float" office:value="1520640">
            <text:p>1520640</text:p>
          </table:table-cell>
          <table:table-cell table:style-name="ce9" table:formula="of:=[.B46]*[.$D$20]+[.$D$21]*[.C46]+[.$D$22]*[.D46]" office:value-type="float" office:value="1512231.04">
            <text:p>1512231</text:p>
          </table:table-cell>
          <table:table-cell table:style-name="ce9" table:formula="of:=[.E46]-[.F46]" office:value-type="float" office:value="8408.95999999996">
            <text:p>84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formula="of:=[.C47]*[.C47]" office:value-type="float" office:value="250000">
            <text:p>250000</text:p>
          </table:table-cell>
          <table:table-cell table:style-name="ce8" table:formula="of:=6.6*[.D47]" office:value-type="float" office:value="1650000">
            <text:p>1650000</text:p>
          </table:table-cell>
          <table:table-cell table:style-name="ce9" table:formula="of:=[.B47]*[.$D$20]+[.$D$21]*[.C47]+[.$D$22]*[.D47]" office:value-type="float" office:value="1637451">
            <text:p>1637451</text:p>
          </table:table-cell>
          <table:table-cell table:style-name="ce9" table:formula="of:=[.E47]-[.F47]" office:value-type="float" office:value="12549">
            <text:p>125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table:formula="of:=[.C48]*[.C48]" office:value-type="float" office:value="270400">
            <text:p>270400</text:p>
          </table:table-cell>
          <table:table-cell table:style-name="ce8" table:formula="of:=6.6*[.D48]" office:value-type="float" office:value="1784640">
            <text:p>1784640</text:p>
          </table:table-cell>
          <table:table-cell table:style-name="ce9" table:formula="of:=[.B48]*[.$D$20]+[.$D$21]*[.C48]+[.$D$22]*[.D48]" office:value-type="float" office:value="1767536.12">
            <text:p>1767536</text:p>
          </table:table-cell>
          <table:table-cell table:style-name="ce9" table:formula="of:=[.E48]-[.F48]" office:value-type="float" office:value="17103.8799999999">
            <text:p>17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C49]*[.C49]" office:value-type="float" office:value="291600">
            <text:p>291600</text:p>
          </table:table-cell>
          <table:table-cell table:style-name="ce8" table:formula="of:=6.6*[.D49]" office:value-type="float" office:value="1924560">
            <text:p>1924560</text:p>
          </table:table-cell>
          <table:table-cell table:style-name="ce9" table:formula="of:=[.B49]*[.$D$20]+[.$D$21]*[.C49]+[.$D$22]*[.D49]" office:value-type="float" office:value="1902486.4">
            <text:p>1902486</text:p>
          </table:table-cell>
          <table:table-cell table:style-name="ce9" table:formula="of:=[.E49]-[.F49]" office:value-type="float" office:value="22073.5999999999">
            <text:p>220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table:formula="of:=[.C50]*[.C50]" office:value-type="float" office:value="313600">
            <text:p>313600</text:p>
          </table:table-cell>
          <table:table-cell table:style-name="ce8" table:formula="of:=6.6*[.D50]" office:value-type="float" office:value="2069760">
            <text:p>2069760</text:p>
          </table:table-cell>
          <table:table-cell table:style-name="ce9" table:formula="of:=[.B50]*[.$D$20]+[.$D$21]*[.C50]+[.$D$22]*[.D50]" office:value-type="float" office:value="2042301.84">
            <text:p>2042302</text:p>
          </table:table-cell>
          <table:table-cell table:style-name="ce9" table:formula="of:=[.E50]-[.F50]" office:value-type="float" office:value="27458.1599999999">
            <text:p>274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table:formula="of:=[.C51]*[.C51]" office:value-type="float" office:value="336400">
            <text:p>336400</text:p>
          </table:table-cell>
          <table:table-cell table:style-name="ce8" table:formula="of:=6.6*[.D51]" office:value-type="float" office:value="2220240">
            <text:p>2220240</text:p>
          </table:table-cell>
          <table:table-cell table:style-name="ce9" table:formula="of:=[.B51]*[.$D$20]+[.$D$21]*[.C51]+[.$D$22]*[.D51]" office:value-type="float" office:value="2186982.44">
            <text:p>2186982</text:p>
          </table:table-cell>
          <table:table-cell table:style-name="ce9" table:formula="of:=[.E51]-[.F51]" office:value-type="float" office:value="33257.5600000001">
            <text:p>332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C52]*[.C52]" office:value-type="float" office:value="360000">
            <text:p>360000</text:p>
          </table:table-cell>
          <table:table-cell table:style-name="ce8" table:formula="of:=6.6*[.D52]" office:value-type="float" office:value="2376000">
            <text:p>2376000</text:p>
          </table:table-cell>
          <table:table-cell table:style-name="ce9" table:formula="of:=[.B52]*[.$D$20]+[.$D$21]*[.C52]+[.$D$22]*[.D52]" office:value-type="float" office:value="2336528.2">
            <text:p>2336528</text:p>
          </table:table-cell>
          <table:table-cell table:style-name="ce9" table:formula="of:=[.E52]-[.F52]" office:value-type="float" office:value="39471.7999999998">
            <text:p>394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C53]*[.C53]" office:value-type="float" office:value="384400">
            <text:p>384400</text:p>
          </table:table-cell>
          <table:table-cell table:style-name="ce8" table:formula="of:=6.6*[.D53]" office:value-type="float" office:value="2537040">
            <text:p>2537040</text:p>
          </table:table-cell>
          <table:table-cell table:style-name="ce9" table:formula="of:=[.B53]*[.$D$20]+[.$D$21]*[.C53]+[.$D$22]*[.D53]" office:value-type="float" office:value="2490939.12">
            <text:p>2490939</text:p>
          </table:table-cell>
          <table:table-cell table:style-name="ce9" table:formula="of:=[.E53]-[.F53]" office:value-type="float" office:value="46100.8799999999">
            <text:p>46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table:formula="of:=[.C54]*[.C54]" office:value-type="float" office:value="409600">
            <text:p>409600</text:p>
          </table:table-cell>
          <table:table-cell table:style-name="ce8" table:formula="of:=6.6*[.D54]" office:value-type="float" office:value="2703360">
            <text:p>2703360</text:p>
          </table:table-cell>
          <table:table-cell table:style-name="ce9" table:formula="of:=[.B54]*[.$D$20]+[.$D$21]*[.C54]+[.$D$22]*[.D54]" office:value-type="float" office:value="2650215.2">
            <text:p>2650215</text:p>
          </table:table-cell>
          <table:table-cell table:style-name="ce9" table:formula="of:=[.E54]-[.F54]" office:value-type="float" office:value="53144.7999999998">
            <text:p>5314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C55]*[.C55]" office:value-type="float" office:value="435600">
            <text:p>435600</text:p>
          </table:table-cell>
          <table:table-cell table:style-name="ce8" table:formula="of:=6.6*[.D55]" office:value-type="float" office:value="2874960">
            <text:p>2874960</text:p>
          </table:table-cell>
          <table:table-cell table:style-name="ce9" table:formula="of:=[.B55]*[.$D$20]+[.$D$21]*[.C55]+[.$D$22]*[.D55]" office:value-type="float" office:value="2814356.44">
            <text:p>2814356</text:p>
          </table:table-cell>
          <table:table-cell table:style-name="ce9" table:formula="of:=[.E55]-[.F55]" office:value-type="float" office:value="60603.5600000001">
            <text:p>606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formula="of:=[.C56]*[.C56]" office:value-type="float" office:value="462400">
            <text:p>462400</text:p>
          </table:table-cell>
          <table:table-cell table:style-name="ce8" table:formula="of:=6.6*[.D56]" office:value-type="float" office:value="3051840">
            <text:p>3051840</text:p>
          </table:table-cell>
          <table:table-cell table:style-name="ce9" table:formula="of:=[.B56]*[.$D$20]+[.$D$21]*[.C56]+[.$D$22]*[.D56]" office:value-type="float" office:value="2983362.84">
            <text:p>2983363</text:p>
          </table:table-cell>
          <table:table-cell table:style-name="ce9" table:formula="of:=[.E56]-[.F56]" office:value-type="float" office:value="68477.1600000002">
            <text:p>684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table:formula="of:=[.C57]*[.C57]" office:value-type="float" office:value="490000">
            <text:p>490000</text:p>
          </table:table-cell>
          <table:table-cell table:style-name="ce8" table:formula="of:=6.6*[.D57]" office:value-type="float" office:value="3234000">
            <text:p>3234000</text:p>
          </table:table-cell>
          <table:table-cell table:style-name="ce9" table:formula="of:=[.B57]*[.$D$20]+[.$D$21]*[.C57]+[.$D$22]*[.D57]" office:value-type="float" office:value="3157234.4">
            <text:p>3157234</text:p>
          </table:table-cell>
          <table:table-cell table:style-name="ce9" table:formula="of:=[.E57]-[.F57]" office:value-type="float" office:value="76765.6000000001">
            <text:p>767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formula="of:=[.C58]*[.C58]" office:value-type="float" office:value="518400">
            <text:p>518400</text:p>
          </table:table-cell>
          <table:table-cell table:style-name="ce8" table:formula="of:=6.6*[.D58]" office:value-type="float" office:value="3421440">
            <text:p>3421440</text:p>
          </table:table-cell>
          <table:table-cell table:style-name="ce9" table:formula="of:=[.B58]*[.$D$20]+[.$D$21]*[.C58]+[.$D$22]*[.D58]" office:value-type="float" office:value="3335971.12">
            <text:p>3335971</text:p>
          </table:table-cell>
          <table:table-cell table:style-name="ce9" table:formula="of:=[.E58]-[.F58]" office:value-type="float" office:value="85468.8799999999">
            <text:p>854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  <table:table-cell table:formula="of:=[.C59]*[.C59]" office:value-type="float" office:value="547600">
            <text:p>547600</text:p>
          </table:table-cell>
          <table:table-cell table:style-name="ce8" table:formula="of:=6.6*[.D59]" office:value-type="float" office:value="3614160">
            <text:p>3614160</text:p>
          </table:table-cell>
          <table:table-cell table:style-name="ce9" table:formula="of:=[.B59]*[.$D$20]+[.$D$21]*[.C59]+[.$D$22]*[.D59]" office:value-type="float" office:value="3519573">
            <text:p>3519573</text:p>
          </table:table-cell>
          <table:table-cell table:style-name="ce9" table:formula="of:=[.E59]-[.F59]" office:value-type="float" office:value="94587">
            <text:p>945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table:formula="of:=[.C60]*[.C60]" office:value-type="float" office:value="577600">
            <text:p>577600</text:p>
          </table:table-cell>
          <table:table-cell table:style-name="ce8" table:formula="of:=6.6*[.D60]" office:value-type="float" office:value="3812160">
            <text:p>3812160</text:p>
          </table:table-cell>
          <table:table-cell table:style-name="ce9" table:formula="of:=[.B60]*[.$D$20]+[.$D$21]*[.C60]+[.$D$22]*[.D60]" office:value-type="float" office:value="3708040.04">
            <text:p>3708040</text:p>
          </table:table-cell>
          <table:table-cell table:style-name="ce9" table:formula="of:=[.E60]-[.F60]" office:value-type="float" office:value="104119.96">
            <text:p>1041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table:formula="of:=[.C61]*[.C61]" office:value-type="float" office:value="608400">
            <text:p>608400</text:p>
          </table:table-cell>
          <table:table-cell table:style-name="ce8" table:formula="of:=6.6*[.D61]" office:value-type="float" office:value="4015440">
            <text:p>4015440</text:p>
          </table:table-cell>
          <table:table-cell table:style-name="ce9" table:formula="of:=[.B61]*[.$D$20]+[.$D$21]*[.C61]+[.$D$22]*[.D61]" office:value-type="float" office:value="3901372.24">
            <text:p>3901372</text:p>
          </table:table-cell>
          <table:table-cell table:style-name="ce9" table:formula="of:=[.E61]-[.F61]" office:value-type="float" office:value="114067.76">
            <text:p>1140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C62]*[.C62]" office:value-type="float" office:value="640000">
            <text:p>640000</text:p>
          </table:table-cell>
          <table:table-cell table:style-name="ce8" table:formula="of:=6.6*[.D62]" office:value-type="float" office:value="4224000">
            <text:p>4224000</text:p>
          </table:table-cell>
          <table:table-cell table:style-name="ce9" table:formula="of:=[.B62]*[.$D$20]+[.$D$21]*[.C62]+[.$D$22]*[.D62]" office:value-type="float" office:value="4099569.6">
            <text:p>4099570</text:p>
          </table:table-cell>
          <table:table-cell table:style-name="ce9" table:formula="of:=[.E62]-[.F62]" office:value-type="float" office:value="124430.4">
            <text:p>124430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8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4/25/2020</text:date>, <text:time>15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0-03-18T13:34:46.58</meta:creation-date>
    <dc:date>2020-04-25T15:06:45.18</dc:date>
    <dc:creator>Dr. Mark E. Lehr</dc:creator>
    <meta:editing-duration>PT1H10M30S</meta:editing-duration>
    <meta:editing-cycles>18</meta:editing-cycles>
    <meta:generator>OpenOffice/4.1.4$Win32 OpenOffice.org_project/414m5$Build-9788</meta:generator>
    <meta:printed-by>Dr. Mark E. Lehr</meta:printed-by>
    <meta:print-date>2020-04-25T14:28:08.21</meta:print-date>
    <meta:document-statistic meta:table-count="2" meta:cell-count="5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38cm" svg:height="16.583cm" xlink:href=".." xlink:type="simple" chart:class="chart:scatter" chart:style-name="ch1">
        <chart:title svg:x="8.578cm" svg:y="0.467cm" chart:style-name="ch2">
          <text:p>Timing Analysis</text:p>
        </chart:title>
        <chart:subtitle svg:x="7.797cm" svg:y="1.577cm" chart:style-name="ch3">
          <text:p>Mark Sort Algorithm O(n^2)</text:p>
        </chart:subtitle>
        <chart:legend chart:legend-position="end" svg:x="15.032cm" svg:y="7.193cm" style:legend-expansion="high" chart:style-name="ch4"/>
        <chart:plot-area chart:style-name="ch5" table:cell-range-address="'Timing Analysis'.C9:'Timing Analysis'.C12 'Timing Analysis'.E8:'Timing Analysis'.E12 'Timing Analysis'.F25:'Timing Analysis'.G25 'Timing Analysis'.F27:'Timing Analysis'.F62 'Timing Analysis'.E25:'Timing Analysis'.E26 'Timing Analysis'.E44:'Timing Analysis'.E62 'Timing Analysis'.G44:'Timing Analysis'.G62" chart:data-source-has-labels="row" svg:x="1.444cm" svg:y="2.922cm" svg:width="12.776cm" svg:height="12.322cm">
          <chartooo:coordinate-region svg:x="2.251cm" svg:y="3.134cm" svg:width="11.412cm" svg:height="11.437cm"/>
          <chart:axis chart:dimension="x" chart:name="primary-x" chart:style-name="ch6">
            <chart:title svg:x="6.134cm" svg:y="15.576cm" chart:style-name="ch7">
              <text:p>Size of the Array to Sort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6">
            <chart:title svg:x="0.451cm" svg:y="10.423cm" chart:style-name="ch9">
              <text:p>Time to Sort (sec)</text:p>
            </chart:title>
            <chart:grid chart:style-name="ch8" chart:class="major"/>
            <chart:grid chart:style-name="ch8" chart:class="minor"/>
          </chart:axis>
          <chart:series chart:style-name="ch10" chart:values-cell-range-address="'Timing Analysis'.E9:'Timing Analysis'.E12" chart:label-cell-address="'Timing Analysis'.E8:'Timing Analysis'.E8" chart:class="chart:scatter">
            <chart:domain table:cell-range-address="'Timing Analysis'.C9:'Timing Analysis'.C12"/>
            <chart:data-point chart:repeated="4"/>
          </chart:series>
          <chart:series chart:style-name="ch11" chart:values-cell-range-address="'Timing Analysis'.F27:'Timing Analysis'.F62" chart:label-cell-address="'Timing Analysis'.F25:'Timing Analysis'.F25" chart:class="chart:scatter">
            <chart:domain table:cell-range-address="'Timing Analysis'.C27:'Timing Analysis'.C62"/>
            <chart:data-point chart:repeated="36"/>
          </chart:series>
          <chart:series chart:style-name="ch12" chart:values-cell-range-address="'Timing Analysis'.E44:'Timing Analysis'.E62" chart:label-cell-address="'Timing Analysis'.E25:'Timing Analysis'.E26" chart:class="chart:scatter">
            <chart:domain table:cell-range-address="'Timing Analysis'.C44:'Timing Analysis'.C62"/>
            <chart:data-point chart:repeated="19"/>
          </chart:series>
          <chart:series chart:style-name="ch13" chart:values-cell-range-address="'Timing Analysis'.G44:'Timing Analysis'.G62" chart:label-cell-address="'Timing Analysis'.G25:'Timing Analysis'.G25" chart:class="chart:scatter">
            <chart:domain table:cell-range-address="'Timing Analysis'.C44:'Timing Analysis'.C62"/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ta f(n)</text:p>
                <draw:g>
                  <svg:desc>'Timing Analysis'.E8:'Timing Analysis'.E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it f(n)</text:p>
                <draw:g>
                  <svg:desc>'Timing Analysis'.F25:'Timing Analysis'.F2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(n) Big0(n^2) C2=3.105x10^-9</text:p>
                <text:list>
                  <text:list-item>
                    <text:p>f(n) Big0(n^2)</text:p>
                  </text:list-item>
                  <text:list-item>
                    <text:p>C2=3.105x10^-9</text:p>
                  </text:list-item>
                </text:list>
                <draw:g>
                  <svg:desc>'Timing Analysis'.E25:'Timing Analysis'.E2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+ Delta Above</text:p>
                <draw:g>
                  <svg:desc>'Timing Analysis'.G25:'Timing Analysis'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">
                <text:p>25000</text:p>
                <draw:g>
                  <svg:desc>'Timing Analysis'.C9:'Timing Analysis'.C12</svg:desc>
                </draw:g>
              </table:table-cell>
              <table:table-cell office:value-type="float" office:value="2">
                <text:p>2</text:p>
                <draw:g>
                  <svg:desc>'Timing Analysis'.E9:'Timing Analysis'.E12</svg:desc>
                </draw:g>
              </table:table-cell>
              <table:table-cell office:value-type="float" office:value="25000">
                <text:p>25000</text:p>
                <draw:g>
                  <svg:desc>'Timing Analysis'.C27:'Timing Analysis'.C62</svg:desc>
                </draw:g>
              </table:table-cell>
              <table:table-cell office:value-type="float" office:value="2.0774225">
                <text:p>2.0774225</text:p>
                <draw:g>
                  <svg:desc>'Timing Analysis'.F27:'Timing Analysis'.F62</svg:desc>
                </draw:g>
              </table:table-cell>
              <table:table-cell office:value-type="float" office:value="110000">
                <text:p>110000</text:p>
                <draw:g>
                  <svg:desc>'Timing Analysis'.C44:'Timing Analysis'.C62</svg:desc>
                </draw:g>
              </table:table-cell>
              <table:table-cell office:value-type="float" office:value="37.5705">
                <text:p>37.5705</text:p>
                <draw:g>
                  <svg:desc>'Timing Analysis'.E44:'Timing Analysis'.E62</svg:desc>
                </draw:g>
              </table:table-cell>
              <table:table-cell office:value-type="float" office:value="110000">
                <text:p>110000</text:p>
                <draw:g>
                  <svg:desc>'Timing Analysis'.C44:'Timing Analysis'.C62</svg:desc>
                </draw:g>
              </table:table-cell>
              <table:table-cell office:value-type="float" office:value="0.00141080000000926">
                <text:p>0.00141080000000926</text:p>
                <draw:g>
                  <svg:desc>'Timing Analysis'.G44:'Timing Analysis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8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2.9247356">
                <text:p>2.9247356</text:p>
              </table:table-cell>
              <table:table-cell office:value-type="float" office:value="115000">
                <text:p>115000</text:p>
              </table:table-cell>
              <table:table-cell office:value-type="float" office:value="41.063625">
                <text:p>41.063625</text:p>
              </table:table-cell>
              <table:table-cell office:value-type="float" office:value="115000">
                <text:p>115000</text:p>
              </table:table-cell>
              <table:table-cell office:value-type="float" office:value="0.0113047000000108">
                <text:p>0.0113047000000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1">
                <text:p>31</text:p>
              </table:table-cell>
              <table:table-cell office:value-type="float" office:value="35000">
                <text:p>35000</text:p>
              </table:table-cell>
              <table:table-cell office:value-type="float" office:value="3.9271027">
                <text:p>3.9271027</text:p>
              </table:table-cell>
              <table:table-cell office:value-type="float" office:value="120000">
                <text:p>120000</text:p>
              </table:table-cell>
              <table:table-cell office:value-type="float" office:value="44.712">
                <text:p>44.712</text:p>
              </table:table-cell>
              <table:table-cell office:value-type="float" office:value="120000">
                <text:p>120000</text:p>
              </table:table-cell>
              <table:table-cell office:value-type="float" office:value="0.0213946000000007">
                <text:p>0.0213946000000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24">
                <text:p>124</text:p>
              </table:table-cell>
              <table:table-cell office:value-type="float" office:value="40000">
                <text:p>40000</text:p>
              </table:table-cell>
              <table:table-cell office:value-type="float" office:value="5.0845238">
                <text:p>5.0845238</text:p>
              </table:table-cell>
              <table:table-cell office:value-type="float" office:value="125000">
                <text:p>125000</text:p>
              </table:table-cell>
              <table:table-cell office:value-type="float" office:value="48.515625">
                <text:p>48.515625</text:p>
              </table:table-cell>
              <table:table-cell office:value-type="float" office:value="125000">
                <text:p>125000</text:p>
              </table:table-cell>
              <table:table-cell office:value-type="float" office:value="0.0316805000000073">
                <text:p>0.03168050000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6.3969989">
                <text:p>6.3969989</text:p>
              </table:table-cell>
              <table:table-cell office:value-type="float" office:value="130000">
                <text:p>130000</text:p>
              </table:table-cell>
              <table:table-cell office:value-type="float" office:value="52.4745">
                <text:p>52.4745</text:p>
              </table:table-cell>
              <table:table-cell office:value-type="float" office:value="130000">
                <text:p>130000</text:p>
              </table:table-cell>
              <table:table-cell office:value-type="float" office:value="0.0421624000000094">
                <text:p>0.042162400000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7.864528">
                <text:p>7.864528</text:p>
              </table:table-cell>
              <table:table-cell office:value-type="float" office:value="135000">
                <text:p>135000</text:p>
              </table:table-cell>
              <table:table-cell office:value-type="float" office:value="56.588625">
                <text:p>56.588625</text:p>
              </table:table-cell>
              <table:table-cell office:value-type="float" office:value="135000">
                <text:p>135000</text:p>
              </table:table-cell>
              <table:table-cell office:value-type="float" office:value="0.0528403000000139">
                <text:p>0.052840300000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9.4871111">
                <text:p>9.4871111</text:p>
              </table:table-cell>
              <table:table-cell office:value-type="float" office:value="140000">
                <text:p>140000</text:p>
              </table:table-cell>
              <table:table-cell office:value-type="float" office:value="60.858">
                <text:p>60.858</text:p>
              </table:table-cell>
              <table:table-cell office:value-type="float" office:value="140000">
                <text:p>140000</text:p>
              </table:table-cell>
              <table:table-cell office:value-type="float" office:value="0.0637142000000068">
                <text:p>0.06371420000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11.2647482">
                <text:p>11.2647482</text:p>
              </table:table-cell>
              <table:table-cell office:value-type="float" office:value="145000">
                <text:p>145000</text:p>
              </table:table-cell>
              <table:table-cell office:value-type="float" office:value="65.282625">
                <text:p>65.282625</text:p>
              </table:table-cell>
              <table:table-cell office:value-type="float" office:value="145000">
                <text:p>145000</text:p>
              </table:table-cell>
              <table:table-cell office:value-type="float" office:value="0.0747841000000165">
                <text:p>0.0747841000000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13.1974393">
                <text:p>13.1974393</text:p>
              </table:table-cell>
              <table:table-cell office:value-type="float" office:value="150000">
                <text:p>150000</text:p>
              </table:table-cell>
              <table:table-cell office:value-type="float" office:value="69.8625">
                <text:p>69.8625</text:p>
              </table:table-cell>
              <table:table-cell office:value-type="float" office:value="150000">
                <text:p>150000</text:p>
              </table:table-cell>
              <table:table-cell office:value-type="float" office:value="0.0860500000000144">
                <text:p>0.0860500000000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15.2851844">
                <text:p>15.2851844</text:p>
              </table:table-cell>
              <table:table-cell office:value-type="float" office:value="155000">
                <text:p>155000</text:p>
              </table:table-cell>
              <table:table-cell office:value-type="float" office:value="74.597625">
                <text:p>74.597625</text:p>
              </table:table-cell>
              <table:table-cell office:value-type="float" office:value="155000">
                <text:p>155000</text:p>
              </table:table-cell>
              <table:table-cell office:value-type="float" office:value="0.0975119000000149">
                <text:p>0.0975119000000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17.5279835">
                <text:p>17.5279835</text:p>
              </table:table-cell>
              <table:table-cell office:value-type="float" office:value="160000">
                <text:p>160000</text:p>
              </table:table-cell>
              <table:table-cell office:value-type="float" office:value="79.488">
                <text:p>79.488</text:p>
              </table:table-cell>
              <table:table-cell office:value-type="float" office:value="160000">
                <text:p>160000</text:p>
              </table:table-cell>
              <table:table-cell office:value-type="float" office:value="0.109169800000018">
                <text:p>0.109169800000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19.9258366">
                <text:p>19.9258366</text:p>
              </table:table-cell>
              <table:table-cell office:value-type="float" office:value="165000">
                <text:p>165000</text:p>
              </table:table-cell>
              <table:table-cell office:value-type="float" office:value="84.533625">
                <text:p>84.533625</text:p>
              </table:table-cell>
              <table:table-cell office:value-type="float" office:value="165000">
                <text:p>165000</text:p>
              </table:table-cell>
              <table:table-cell office:value-type="float" office:value="0.121023700000023">
                <text:p>0.121023700000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22.4787437">
                <text:p>22.4787437</text:p>
              </table:table-cell>
              <table:table-cell office:value-type="float" office:value="170000">
                <text:p>170000</text:p>
              </table:table-cell>
              <table:table-cell office:value-type="float" office:value="89.7345">
                <text:p>89.7345</text:p>
              </table:table-cell>
              <table:table-cell office:value-type="float" office:value="170000">
                <text:p>170000</text:p>
              </table:table-cell>
              <table:table-cell office:value-type="float" office:value="0.133073600000017">
                <text:p>0.133073600000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25.1867048">
                <text:p>25.1867048</text:p>
              </table:table-cell>
              <table:table-cell office:value-type="float" office:value="175000">
                <text:p>175000</text:p>
              </table:table-cell>
              <table:table-cell office:value-type="float" office:value="95.090625">
                <text:p>95.090625</text:p>
              </table:table-cell>
              <table:table-cell office:value-type="float" office:value="175000">
                <text:p>175000</text:p>
              </table:table-cell>
              <table:table-cell office:value-type="float" office:value="0.145319500000014">
                <text:p>0.145319500000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28.0497199">
                <text:p>28.0497199</text:p>
              </table:table-cell>
              <table:table-cell office:value-type="float" office:value="180000">
                <text:p>180000</text:p>
              </table:table-cell>
              <table:table-cell office:value-type="float" office:value="100.602">
                <text:p>100.602</text:p>
              </table:table-cell>
              <table:table-cell office:value-type="float" office:value="180000">
                <text:p>180000</text:p>
              </table:table-cell>
              <table:table-cell office:value-type="float" office:value="0.157761400000013">
                <text:p>0.157761400000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31.067789">
                <text:p>31.067789</text:p>
              </table:table-cell>
              <table:table-cell office:value-type="float" office:value="185000">
                <text:p>185000</text:p>
              </table:table-cell>
              <table:table-cell office:value-type="float" office:value="106.268625">
                <text:p>106.268625</text:p>
              </table:table-cell>
              <table:table-cell office:value-type="float" office:value="185000">
                <text:p>185000</text:p>
              </table:table-cell>
              <table:table-cell office:value-type="float" office:value="0.170399300000014">
                <text:p>0.170399300000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34.2409121">
                <text:p>34.2409121</text:p>
              </table:table-cell>
              <table:table-cell office:value-type="float" office:value="190000">
                <text:p>190000</text:p>
              </table:table-cell>
              <table:table-cell office:value-type="float" office:value="112.0905">
                <text:p>112.0905</text:p>
              </table:table-cell>
              <table:table-cell office:value-type="float" office:value="190000">
                <text:p>190000</text:p>
              </table:table-cell>
              <table:table-cell office:value-type="float" office:value="0.183233200000018">
                <text:p>0.183233200000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00">
                <text:p>110000</text:p>
              </table:table-cell>
              <table:table-cell office:value-type="float" office:value="37.5690892">
                <text:p>37.5690892</text:p>
              </table:table-cell>
              <table:table-cell office:value-type="float" office:value="195000">
                <text:p>195000</text:p>
              </table:table-cell>
              <table:table-cell office:value-type="float" office:value="118.067625">
                <text:p>118.067625</text:p>
              </table:table-cell>
              <table:table-cell office:value-type="float" office:value="195000">
                <text:p>195000</text:p>
              </table:table-cell>
              <table:table-cell office:value-type="float" office:value="0.19626310000001">
                <text:p>0.1962631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00">
                <text:p>115000</text:p>
              </table:table-cell>
              <table:table-cell office:value-type="float" office:value="41.0523203">
                <text:p>41.0523203</text:p>
              </table:table-cell>
              <table:table-cell office:value-type="float" office:value="200000">
                <text:p>200000</text:p>
              </table:table-cell>
              <table:table-cell office:value-type="float" office:value="124.2">
                <text:p>124.2</text:p>
              </table:table-cell>
              <table:table-cell office:value-type="float" office:value="200000">
                <text:p>200000</text:p>
              </table:table-cell>
              <table:table-cell office:value-type="float" office:value="0.209489000000019">
                <text:p>0.20948900000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00">
                <text:p>120000</text:p>
              </table:table-cell>
              <table:table-cell office:value-type="float" office:value="44.6906054">
                <text:p>44.690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48.4839445">
                <text:p>48.4839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00">
                <text:p>130000</text:p>
              </table:table-cell>
              <table:table-cell office:value-type="float" office:value="52.4323376">
                <text:p>52.4323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00">
                <text:p>135000</text:p>
              </table:table-cell>
              <table:table-cell office:value-type="float" office:value="56.5357847">
                <text:p>56.535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00">
                <text:p>140000</text:p>
              </table:table-cell>
              <table:table-cell office:value-type="float" office:value="60.7942858">
                <text:p>60.79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65.2078409">
                <text:p>65.2078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00">
                <text:p>150000</text:p>
              </table:table-cell>
              <table:table-cell office:value-type="float" office:value="69.77645">
                <text:p>69.77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00">
                <text:p>155000</text:p>
              </table:table-cell>
              <table:table-cell office:value-type="float" office:value="74.5001131">
                <text:p>74.500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00">
                <text:p>160000</text:p>
              </table:table-cell>
              <table:table-cell office:value-type="float" office:value="79.3788302">
                <text:p>79.378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84.4126013">
                <text:p>84.412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0">
                <text:p>170000</text:p>
              </table:table-cell>
              <table:table-cell office:value-type="float" office:value="89.6014264">
                <text:p>89.60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00">
                <text:p>175000</text:p>
              </table:table-cell>
              <table:table-cell office:value-type="float" office:value="94.9453055">
                <text:p>94.9453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0">
                <text:p>180000</text:p>
              </table:table-cell>
              <table:table-cell office:value-type="float" office:value="100.4442386">
                <text:p>100.444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06.0982257">
                <text:p>106.098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00">
                <text:p>190000</text:p>
              </table:table-cell>
              <table:table-cell office:value-type="float" office:value="111.9072668">
                <text:p>111.907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00">
                <text:p>195000</text:p>
              </table:table-cell>
              <table:table-cell office:value-type="float" office:value="117.8713619">
                <text:p>117.871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0">
                <text:p>200000</text:p>
              </table:table-cell>
              <table:table-cell office:value-type="float" office:value="123.990511">
                <text:p>123.99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94cm" svg:height="16.128cm" xlink:href=".." xlink:type="simple" chart:class="chart:scatter" chart:style-name="ch1">
        <chart:title svg:x="7.993cm" svg:y="0.458cm" chart:style-name="ch2">
          <text:p>Operational Analysis</text:p>
        </chart:title>
        <chart:subtitle svg:x="7.675cm" svg:y="1.559cm" chart:style-name="ch3">
          <text:p>Mark Sort Algorithm O(n^2)</text:p>
        </chart:subtitle>
        <chart:legend chart:legend-position="end" svg:x="16.138cm" svg:y="6.966cm" style:legend-expansion="high" chart:style-name="ch4"/>
        <chart:plot-area chart:style-name="ch5" table:cell-range-address="OperationalAnalysis.C9:OperationalAnalysis.C12 OperationalAnalysis.E8:OperationalAnalysis.E12 OperationalAnalysis.F25:OperationalAnalysis.G25 OperationalAnalysis.F27:OperationalAnalysis.F62 OperationalAnalysis.E25:OperationalAnalysis.E29 OperationalAnalysis.E44:OperationalAnalysis.E62 OperationalAnalysis.G27:OperationalAnalysis.G29 OperationalAnalysis.G44:OperationalAnalysis.G62" chart:data-source-has-labels="row" svg:x="1.439cm" svg:y="2.886cm" svg:width="13.897cm" svg:height="11.912cm">
          <chartooo:coordinate-region svg:x="2.986cm" svg:y="3.098cm" svg:width="12.07cm" svg:height="11.027cm"/>
          <chart:axis chart:dimension="x" chart:name="primary-x" chart:style-name="ch6">
            <chart:title svg:x="6.689cm" svg:y="15.121cm" chart:style-name="ch7">
              <text:p>Size of the Array to Sort</text:p>
            </chart:title>
            <chart:grid chart:style-name="ch8" chart:class="major"/>
          </chart:axis>
          <chart:axis chart:dimension="y" chart:name="primary-y" chart:style-name="ch9">
            <chart:title svg:x="0.451cm" svg:y="10.513cm" chart:style-name="ch10">
              <text:p>Number of Operations</text:p>
            </chart:title>
            <chart:grid chart:style-name="ch8" chart:class="major"/>
          </chart:axis>
          <chart:series chart:style-name="ch11" chart:values-cell-range-address="OperationalAnalysis.E9:OperationalAnalysis.E12" chart:label-cell-address="OperationalAnalysis.E8:OperationalAnalysis.E8" chart:class="chart:scatter">
            <chart:domain table:cell-range-address="OperationalAnalysis.C9:OperationalAnalysis.C12"/>
            <chart:data-point chart:repeated="4"/>
          </chart:series>
          <chart:series chart:style-name="ch12" chart:values-cell-range-address="OperationalAnalysis.F27:OperationalAnalysis.F62" chart:label-cell-address="OperationalAnalysis.F25:OperationalAnalysis.F25" chart:class="chart:scatter">
            <chart:domain table:cell-range-address="OperationalAnalysis.C27:OperationalAnalysis.C62"/>
            <chart:data-point chart:repeated="36"/>
          </chart:series>
          <chart:series chart:style-name="ch13" chart:values-cell-range-address="OperationalAnalysis.E27:OperationalAnalysis.E29 OperationalAnalysis.E44:OperationalAnalysis.E62" chart:label-cell-address="OperationalAnalysis.E25:OperationalAnalysis.E26" chart:class="chart:scatter">
            <chart:domain table:cell-range-address="OperationalAnalysis.C27:OperationalAnalysis.C29 OperationalAnalysis.C44:OperationalAnalysis.C62"/>
            <chart:data-point chart:repeated="22"/>
          </chart:series>
          <chart:series chart:style-name="ch14" chart:values-cell-range-address="OperationalAnalysis.G27:OperationalAnalysis.G29 OperationalAnalysis.G44:OperationalAnalysis.G62" chart:label-cell-address="OperationalAnalysis.G25:OperationalAnalysis.G25" chart:class="chart:scatter">
            <chart:domain table:cell-range-address="OperationalAnalysis.C27:OperationalAnalysis.C29 OperationalAnalysis.C44:OperationalAnalysis.C62"/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ta f(n)</text:p>
                <draw:g>
                  <svg:desc>OperationalAnalysis.E8:OperationalAnalysis.E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it f(n)</text:p>
                <draw:g>
                  <svg:desc>OperationalAnalysis.F25:OperationalAnalysis.F25</svg:desc>
                </draw:g>
              </table:table-cell>
              <table:table-cell office:value-type="string">
                <text:p>Column C Column C</text:p>
              </table:table-cell>
              <table:table-cell office:value-type="string">
                <text:p>f(n) Big0(n^2) C2=6.6</text:p>
                <text:list>
                  <text:list-item>
                    <text:p>f(n) Big0(n^2)</text:p>
                  </text:list-item>
                  <text:list-item>
                    <text:p>C2=6.6</text:p>
                  </text:list-item>
                </text:list>
                <draw:g>
                  <svg:desc>OperationalAnalysis.E25:OperationalAnalysis.E26</svg:desc>
                </draw:g>
              </table:table-cell>
              <table:table-cell office:value-type="string">
                <text:p>Column C Column C</text:p>
              </table:table-cell>
              <table:table-cell office:value-type="string">
                <text:p>+ Delta Above</text:p>
                <draw:g>
                  <svg:desc>OperationalAnalysis.G25:OperationalAnalysis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perationalAnalysis.C9:OperationalAnalysis.C12</svg:desc>
                </draw:g>
              </table:table-cell>
              <table:table-cell office:value-type="float" office:value="62000">
                <text:p>62000</text:p>
                <draw:g>
                  <svg:desc>OperationalAnalysis.E9:OperationalAnalysis.E12</svg:desc>
                </draw:g>
              </table:table-cell>
              <table:table-cell office:value-type="float" office:value="100">
                <text:p>100</text:p>
                <draw:g>
                  <svg:desc>OperationalAnalysis.C27:OperationalAnalysis.C62</svg:desc>
                </draw:g>
              </table:table-cell>
              <table:table-cell office:value-type="float" office:value="57432.2">
                <text:p>57432.2</text:p>
                <draw:g>
                  <svg:desc>OperationalAnalysis.F27:OperationalAnalysis.F62</svg:desc>
                </draw:g>
              </table:table-cell>
              <table:table-cell office:value-type="float" office:value="100">
                <text:p>100</text:p>
                <draw:g>
                  <svg:desc>OperationalAnalysis.C27:OperationalAnalysis.C29 OperationalAnalysis.C44:OperationalAnalysis.C62</svg:desc>
                </draw:g>
              </table:table-cell>
              <table:table-cell office:value-type="float" office:value="66000">
                <text:p>66000</text:p>
                <draw:g>
                  <svg:desc>OperationalAnalysis.E27:OperationalAnalysis.E29 OperationalAnalysis.E44:OperationalAnalysis.E62</svg:desc>
                </draw:g>
              </table:table-cell>
              <table:table-cell office:value-type="float" office:value="100">
                <text:p>100</text:p>
                <draw:g>
                  <svg:desc>OperationalAnalysis.C27:OperationalAnalysis.C29 OperationalAnalysis.C44:OperationalAnalysis.C62</svg:desc>
                </draw:g>
              </table:table-cell>
              <table:table-cell office:value-type="float" office:value="8567.8">
                <text:p>8567.8</text:p>
                <draw:g>
                  <svg:desc>OperationalAnalysis.G27:OperationalAnalysis.G29 OperationalAnalysis.G44:OperationalAnalysis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62000">
                <text:p>262000</text:p>
              </table:table-cell>
              <table:table-cell office:value-type="float" office:value="120">
                <text:p>120</text:p>
              </table:table-cell>
              <table:table-cell office:value-type="float" office:value="90214.12">
                <text:p>90214.12</text:p>
              </table:table-cell>
              <table:table-cell office:value-type="float" office:value="120">
                <text:p>120</text:p>
              </table:table-cell>
              <table:table-cell office:value-type="float" office:value="95040">
                <text:p>95040</text:p>
              </table:table-cell>
              <table:table-cell office:value-type="float" office:value="120">
                <text:p>120</text:p>
              </table:table-cell>
              <table:table-cell office:value-type="float" office:value="4825.87999999999">
                <text:p>4825.87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064000">
                <text:p>1064000</text:p>
              </table:table-cell>
              <table:table-cell office:value-type="float" office:value="140">
                <text:p>140</text:p>
              </table:table-cell>
              <table:table-cell office:value-type="float" office:value="127861.2">
                <text:p>127861.2</text:p>
              </table:table-cell>
              <table:table-cell office:value-type="float" office:value="140">
                <text:p>140</text:p>
              </table:table-cell>
              <table:table-cell office:value-type="float" office:value="129360">
                <text:p>129360</text:p>
              </table:table-cell>
              <table:table-cell office:value-type="float" office:value="140">
                <text:p>140</text:p>
              </table:table-cell>
              <table:table-cell office:value-type="float" office:value="1498.79999999999">
                <text:p>1498.7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4099000">
                <text:p>4099000</text:p>
              </table:table-cell>
              <table:table-cell office:value-type="float" office:value="160">
                <text:p>160</text:p>
              </table:table-cell>
              <table:table-cell office:value-type="float" office:value="170373.44">
                <text:p>170373.44</text:p>
              </table:table-cell>
              <table:table-cell office:value-type="float" office:value="440">
                <text:p>440</text:p>
              </table:table-cell>
              <table:table-cell office:value-type="float" office:value="1277760">
                <text:p>1277760</text:p>
              </table:table-cell>
              <table:table-cell office:value-type="float" office:value="440">
                <text:p>440</text:p>
              </table:table-cell>
              <table:table-cell office:value-type="float" office:value="1373.39999999991">
                <text:p>1373.39999999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17750.84">
                <text:p>217750.84</text:p>
              </table:table-cell>
              <table:table-cell office:value-type="float" office:value="460">
                <text:p>460</text:p>
              </table:table-cell>
              <table:table-cell office:value-type="float" office:value="1396560">
                <text:p>1396560</text:p>
              </table:table-cell>
              <table:table-cell office:value-type="float" office:value="460">
                <text:p>460</text:p>
              </table:table-cell>
              <table:table-cell office:value-type="float" office:value="4683.76000000001">
                <text:p>4683.7600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69993.4">
                <text:p>269993.4</text:p>
              </table:table-cell>
              <table:table-cell office:value-type="float" office:value="480">
                <text:p>480</text:p>
              </table:table-cell>
              <table:table-cell office:value-type="float" office:value="1520640">
                <text:p>1520640</text:p>
              </table:table-cell>
              <table:table-cell office:value-type="float" office:value="480">
                <text:p>480</text:p>
              </table:table-cell>
              <table:table-cell office:value-type="float" office:value="8408.95999999996">
                <text:p>8408.95999999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327101.12">
                <text:p>327101.12</text:p>
              </table:table-cell>
              <table:table-cell office:value-type="float" office:value="500">
                <text:p>500</text:p>
              </table:table-cell>
              <table:table-cell office:value-type="float" office:value="1650000">
                <text:p>1650000</text:p>
              </table:table-cell>
              <table:table-cell office:value-type="float" office:value="500">
                <text:p>500</text:p>
              </table:table-cell>
              <table:table-cell office:value-type="float" office:value="12549">
                <text:p>12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389074">
                <text:p>389074</text:p>
              </table:table-cell>
              <table:table-cell office:value-type="float" office:value="520">
                <text:p>520</text:p>
              </table:table-cell>
              <table:table-cell office:value-type="float" office:value="1784640">
                <text:p>1784640</text:p>
              </table:table-cell>
              <table:table-cell office:value-type="float" office:value="520">
                <text:p>520</text:p>
              </table:table-cell>
              <table:table-cell office:value-type="float" office:value="17103.8799999999">
                <text:p>17103.8799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455912.04">
                <text:p>455912.04</text:p>
              </table:table-cell>
              <table:table-cell office:value-type="float" office:value="540">
                <text:p>540</text:p>
              </table:table-cell>
              <table:table-cell office:value-type="float" office:value="1924560">
                <text:p>1924560</text:p>
              </table:table-cell>
              <table:table-cell office:value-type="float" office:value="540">
                <text:p>540</text:p>
              </table:table-cell>
              <table:table-cell office:value-type="float" office:value="22073.5999999999">
                <text:p>22073.5999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527615.24">
                <text:p>527615.24</text:p>
              </table:table-cell>
              <table:table-cell office:value-type="float" office:value="560">
                <text:p>560</text:p>
              </table:table-cell>
              <table:table-cell office:value-type="float" office:value="2069760">
                <text:p>2069760</text:p>
              </table:table-cell>
              <table:table-cell office:value-type="float" office:value="560">
                <text:p>560</text:p>
              </table:table-cell>
              <table:table-cell office:value-type="float" office:value="27458.1599999999">
                <text:p>27458.1599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604183.6">
                <text:p>604183.6</text:p>
              </table:table-cell>
              <table:table-cell office:value-type="float" office:value="580">
                <text:p>580</text:p>
              </table:table-cell>
              <table:table-cell office:value-type="float" office:value="2220240">
                <text:p>2220240</text:p>
              </table:table-cell>
              <table:table-cell office:value-type="float" office:value="580">
                <text:p>580</text:p>
              </table:table-cell>
              <table:table-cell office:value-type="float" office:value="33257.5600000001">
                <text:p>33257.560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685617.12">
                <text:p>685617.12</text:p>
              </table:table-cell>
              <table:table-cell office:value-type="float" office:value="600">
                <text:p>600</text:p>
              </table:table-cell>
              <table:table-cell office:value-type="float" office:value="2376000">
                <text:p>2376000</text:p>
              </table:table-cell>
              <table:table-cell office:value-type="float" office:value="600">
                <text:p>600</text:p>
              </table:table-cell>
              <table:table-cell office:value-type="float" office:value="39471.7999999998">
                <text:p>39471.7999999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771915.8">
                <text:p>771915.8</text:p>
              </table:table-cell>
              <table:table-cell office:value-type="float" office:value="620">
                <text:p>620</text:p>
              </table:table-cell>
              <table:table-cell office:value-type="float" office:value="2537040">
                <text:p>2537040</text:p>
              </table:table-cell>
              <table:table-cell office:value-type="float" office:value="620">
                <text:p>620</text:p>
              </table:table-cell>
              <table:table-cell office:value-type="float" office:value="46100.8799999999">
                <text:p>46100.8799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863079.64">
                <text:p>863079.64</text:p>
              </table:table-cell>
              <table:table-cell office:value-type="float" office:value="640">
                <text:p>640</text:p>
              </table:table-cell>
              <table:table-cell office:value-type="float" office:value="2703360">
                <text:p>2703360</text:p>
              </table:table-cell>
              <table:table-cell office:value-type="float" office:value="640">
                <text:p>640</text:p>
              </table:table-cell>
              <table:table-cell office:value-type="float" office:value="53144.7999999998">
                <text:p>53144.7999999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959108.64">
                <text:p>959108.64</text:p>
              </table:table-cell>
              <table:table-cell office:value-type="float" office:value="660">
                <text:p>660</text:p>
              </table:table-cell>
              <table:table-cell office:value-type="float" office:value="2874960">
                <text:p>2874960</text:p>
              </table:table-cell>
              <table:table-cell office:value-type="float" office:value="660">
                <text:p>660</text:p>
              </table:table-cell>
              <table:table-cell office:value-type="float" office:value="60603.5600000001">
                <text:p>60603.560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1060002.8">
                <text:p>1060002.8</text:p>
              </table:table-cell>
              <table:table-cell office:value-type="float" office:value="680">
                <text:p>680</text:p>
              </table:table-cell>
              <table:table-cell office:value-type="float" office:value="3051840">
                <text:p>3051840</text:p>
              </table:table-cell>
              <table:table-cell office:value-type="float" office:value="680">
                <text:p>680</text:p>
              </table:table-cell>
              <table:table-cell office:value-type="float" office:value="68477.1600000002">
                <text:p>68477.16000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1165762.12">
                <text:p>1165762.12</text:p>
              </table:table-cell>
              <table:table-cell office:value-type="float" office:value="700">
                <text:p>700</text:p>
              </table:table-cell>
              <table:table-cell office:value-type="float" office:value="3234000">
                <text:p>3234000</text:p>
              </table:table-cell>
              <table:table-cell office:value-type="float" office:value="700">
                <text:p>700</text:p>
              </table:table-cell>
              <table:table-cell office:value-type="float" office:value="76765.6000000001">
                <text:p>76765.60000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1276386.6">
                <text:p>1276386.6</text:p>
              </table:table-cell>
              <table:table-cell office:value-type="float" office:value="720">
                <text:p>720</text:p>
              </table:table-cell>
              <table:table-cell office:value-type="float" office:value="3421440">
                <text:p>3421440</text:p>
              </table:table-cell>
              <table:table-cell office:value-type="float" office:value="720">
                <text:p>720</text:p>
              </table:table-cell>
              <table:table-cell office:value-type="float" office:value="85468.8799999999">
                <text:p>85468.8799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1391876.24">
                <text:p>1391876.24</text:p>
              </table:table-cell>
              <table:table-cell office:value-type="float" office:value="740">
                <text:p>740</text:p>
              </table:table-cell>
              <table:table-cell office:value-type="float" office:value="3614160">
                <text:p>3614160</text:p>
              </table:table-cell>
              <table:table-cell office:value-type="float" office:value="740">
                <text:p>740</text:p>
              </table:table-cell>
              <table:table-cell office:value-type="float" office:value="94587">
                <text:p>94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1512231.04">
                <text:p>1512231.04</text:p>
              </table:table-cell>
              <table:table-cell office:value-type="float" office:value="760">
                <text:p>760</text:p>
              </table:table-cell>
              <table:table-cell office:value-type="float" office:value="3812160">
                <text:p>3812160</text:p>
              </table:table-cell>
              <table:table-cell office:value-type="float" office:value="760">
                <text:p>760</text:p>
              </table:table-cell>
              <table:table-cell office:value-type="float" office:value="104119.96">
                <text:p>10411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1637451">
                <text:p>1637451</text:p>
              </table:table-cell>
              <table:table-cell office:value-type="float" office:value="780">
                <text:p>780</text:p>
              </table:table-cell>
              <table:table-cell office:value-type="float" office:value="4015440">
                <text:p>4015440</text:p>
              </table:table-cell>
              <table:table-cell office:value-type="float" office:value="780">
                <text:p>780</text:p>
              </table:table-cell>
              <table:table-cell office:value-type="float" office:value="114067.76">
                <text:p>114067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1767536.12">
                <text:p>1767536.12</text:p>
              </table:table-cell>
              <table:table-cell office:value-type="float" office:value="800">
                <text:p>800</text:p>
              </table:table-cell>
              <table:table-cell office:value-type="float" office:value="4224000">
                <text:p>4224000</text:p>
              </table:table-cell>
              <table:table-cell office:value-type="float" office:value="800">
                <text:p>800</text:p>
              </table:table-cell>
              <table:table-cell office:value-type="float" office:value="124430.4">
                <text:p>124430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1902486.4">
                <text:p>190248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2042301.84">
                <text:p>204230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2186982.44">
                <text:p>218698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2336528.2">
                <text:p>233652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2490939.12">
                <text:p>249093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2650215.2">
                <text:p>26502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2814356.44">
                <text:p>281435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2983362.84">
                <text:p>2983362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3157234.4">
                <text:p>315723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3335971.12">
                <text:p>333597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3519573">
                <text:p>351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3708040.04">
                <text:p>370804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3901372.24">
                <text:p>3901372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4099569.6">
                <text:p>409956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